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C600000083B030EEDC.png" manifest:media-type="image/png"/>
  <manifest:file-entry manifest:full-path="Pictures/10000000000003720000005AD5613BAF.png" manifest:media-type="image/png"/>
  <manifest:file-entry manifest:full-path="Pictures/2000003800002DBC0000077119E0D3BC.wmf" manifest:media-type=""/>
  <manifest:file-entry manifest:full-path="Pictures/1000020100000400000003005247F197.png" manifest:media-type="image/png"/>
  <manifest:file-entry manifest:full-path="Pictures/10000000000000D9000000E953F10F56.jpg" manifest:media-type="image/jpeg"/>
  <manifest:file-entry manifest:full-path="Pictures/10000000000000B70000008EC5EFD75F.png" manifest:media-type="image/png"/>
  <manifest:file-entry manifest:full-path="Pictures/10000201000000390000001CEF20B729.png" manifest:media-type="image/png"/>
  <manifest:file-entry manifest:full-path="Pictures/100000000000019700000195DD9DF79E.png" manifest:media-type="image/png"/>
  <manifest:file-entry manifest:full-path="Pictures/10000201000004000000030060553F76.png" manifest:media-type="image/png"/>
  <manifest:file-entry manifest:full-path="Pictures/10000000000000F4000000CFCA5A04AF.jpg" manifest:media-type="image/jpeg"/>
  <manifest:file-entry manifest:full-path="Pictures/10000201000000E6000000E6C9034C87.png" manifest:media-type="image/png"/>
  <manifest:file-entry manifest:full-path="Pictures/1000020100000086000000701F953490.png" manifest:media-type="image/png"/>
  <manifest:file-entry manifest:full-path="Pictures/10000201000000920000007CFF0890C9.png" manifest:media-type="image/png"/>
  <manifest:file-entry manifest:full-path="Pictures/10000201000000900000007A9B6AD50F.png" manifest:media-type="image/png"/>
  <manifest:file-entry manifest:full-path="Pictures/TablePreview1.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Calibri Light1" svg:font-family="'Calibri Light'"/>
    <style:font-face style:name="Calibri5" svg:font-family="Calibri"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Mangal3" svg:font-family="Mangal" style:font-pitch="variable"/>
    <style:font-face style:name="Microsoft YaHei2" svg:font-family="'Microsoft YaHei'" style:font-pitch="variable"/>
    <style:font-face style:name="Segoe UI1" svg:font-family="'Segoe UI'" style:font-pitch="variable"/>
    <style:font-face style:name="Tahoma1" svg:font-family="Tahoma" style:font-pitch="variable"/>
    <style:font-face style:name="Calibri4" svg:font-family="Calibri" style:font-family-generic="modern" style:font-pitch="variable"/>
    <style:font-face style:name="Microsoft YaHei1" svg:font-family="'Microsoft YaHei'"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3" svg:font-family="Calibri" style:font-family-generic="swiss" style:font-pitch="variable"/>
    <style:font-face style:name="Mangal1" svg:font-family="Mangal"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 style:family="graphic">
      <style:graphic-properties style:protect="size"/>
    </style:style>
    <style:style style:name="gr4" style:family="graphic" style:parent-style-name="standard">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gr5" style:family="graphic" style:parent-style-name="standard" style:list-style-name="L3">
      <style:graphic-properties draw:stroke="solid" svg:stroke-width="0.071cm" svg:stroke-color="#0a2c4c" draw:stroke-linejoin="round" draw:fill="solid" draw:fill-color="#999999" draw:textarea-vertical-align="top" draw:auto-grow-height="false" draw:fit-to-size="false" fo:min-height="4.322cm" fo:min-width="21.844cm" fo:padding-top="0.125cm" fo:padding-bottom="0.125cm" fo:padding-left="0.25cm" fo:padding-right="0.25cm" fo:wrap-option="wrap"/>
    </style:style>
    <style:style style:name="gr6" style:family="graphic" style:parent-style-name="standard">
      <style:graphic-properties draw:stroke="none" svg:stroke-color="#000000" draw:fill="none" draw:fill-color="#ffffff" draw:auto-grow-height="true" draw:auto-grow-width="false" fo:max-height="0cm" fo:min-height="1.267cm"/>
    </style:style>
    <style:style style:name="gr7" style:family="graphic" style:parent-style-name="standard">
      <style:graphic-properties draw:stroke="none" svg:stroke-width="0cm" draw:fill="bitmap" draw:fill-image-name="msFillBitmap_20_8" style:repeat="stretch" draw:textarea-vertical-align="top" draw:auto-grow-height="false" fo:min-height="5.677cm" fo:min-width="3.522cm" fo:padding-top="0.125cm" fo:padding-bottom="0.125cm" fo:padding-left="0.25cm" fo:padding-right="0.25cm" fo:wrap-option="wrap" fo:clip="rect(0cm, 0cm, 0cm, 0cm)"/>
    </style:style>
    <style:style style:name="gr8" style:family="graphic" style:parent-style-name="standard">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gr9" style:family="graphic" style:parent-style-name="standard">
      <style:graphic-properties draw:stroke="none" svg:stroke-width="0cm" draw:fill="bitmap" draw:fill-image-name="msFillBitmap_20_10" style:repeat="stretch" draw:textarea-vertical-align="top" draw:auto-grow-height="false" fo:min-height="4.322cm" fo:min-width="4.738cm" fo:padding-top="0.125cm" fo:padding-bottom="0.125cm" fo:padding-left="0.25cm" fo:padding-right="0.25cm" fo:wrap-option="wrap" fo:clip="rect(0cm, 0cm, 0cm, 0cm)"/>
    </style:style>
    <style:style style:name="gr10" style:family="graphic" style:parent-style-name="standard">
      <style:graphic-properties draw:stroke="none" svg:stroke-width="0cm" draw:fill="bitmap" draw:fill-image-name="msFillBitmap_20_11" style:repeat="stretch" draw:textarea-vertical-align="top" draw:auto-grow-height="false" fo:min-height="3.507cm" fo:min-width="4.341cm" fo:padding-top="0.125cm" fo:padding-bottom="0.125cm" fo:padding-left="0.25cm" fo:padding-right="0.25cm" fo:wrap-option="wrap" fo:clip="rect(0cm, 0cm, 0cm, 0cm)"/>
    </style:style>
    <style:style style:name="gr11" style:family="graphic" style:parent-style-name="standard">
      <style:graphic-properties draw:stroke="none" svg:stroke-width="0cm" draw:fill="bitmap" draw:fill-image-name="msFillBitmap_20_12" style:repeat="stretch" draw:textarea-vertical-align="top" draw:auto-grow-height="false" fo:min-height="2.131cm" fo:min-width="22.836cm" fo:padding-top="0.125cm" fo:padding-bottom="0.125cm" fo:padding-left="0.25cm" fo:padding-right="0.25cm" fo:wrap-option="wrap" fo:clip="rect(0cm, 0cm, 0cm, 0cm)"/>
    </style:style>
    <style:style style:name="gr12" style:family="graphic" style:parent-style-name="standard" style:list-style-name="L7">
      <style:graphic-properties draw:stroke="none" draw:fill="none" fo:min-height="2.534cm"/>
    </style:style>
    <style:style style:name="gr13" style:family="graphic" style:parent-style-name="standard">
      <style:graphic-properties draw:stroke="none" svg:stroke-width="0cm" draw:fill="bitmap" draw:fill-image-name="msFillBitmap_20_16" style:repeat="stretch" draw:textarea-vertical-align="top" draw:auto-grow-height="false" fo:min-height="9.831cm" fo:min-width="18.55cm" fo:padding-top="0.125cm" fo:padding-bottom="0.125cm" fo:padding-left="0.25cm" fo:padding-right="0.25cm" fo:wrap-option="wrap" fo:clip="rect(0cm, 0cm, 0cm, 0cm)"/>
    </style:style>
    <style:style style:name="gr14" style:family="graphic" style:parent-style-name="standard">
      <style:graphic-properties draw:stroke="none" svg:stroke-width="0cm" draw:fill="bitmap" draw:fill-image-name="msFillBitmap_20_20" style:repeat="stretch" draw:textarea-vertical-align="top" draw:auto-grow-height="false" fo:min-height="5.227cm" fo:min-width="5.956cm" fo:padding-top="0.125cm" fo:padding-bottom="0.125cm" fo:padding-left="0.25cm" fo:padding-right="0.25cm" fo:wrap-option="wrap" fo:clip="rect(0cm, 0cm, 0cm, 0cm)"/>
    </style:style>
    <style:style style:name="pr1" style:family="presentation" style:parent-style-name="INTRO_20_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 style:family="presentation" style:parent-style-name="INTRO_20_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7.287cm" style:use-optimal-column-width="false"/>
    </style:style>
    <style:style style:name="co2" style:family="table-column">
      <style:table-column-properties style:column-width="8.466cm" style:use-optimal-column-width="false"/>
    </style:style>
    <style:style style:name="ro1" style:family="table-row">
      <style:table-row-properties style:row-height="1.03cm"/>
    </style:style>
    <style:style style:name="ce1" style:family="table-cell">
      <loext:graphic-properties draw:fill="solid" draw:fill-color="#8064a2" style:repeat="repeat"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e5dfec" style:repeat="repeat" draw:textarea-vertical-align="top" fo:padding-top="0.127cm" fo:padding-bottom="0.127cm" fo:padding-left="0.254cm" fo:padding-right="0.254cm"/>
      <style:paragraph-properties fo:border="0.48pt solid #ffffff"/>
    </style:style>
    <style:style style:name="ce3" style:family="table-cell">
      <loext:graphic-properties draw:fill="solid" draw:fill-color="#f3f0f6" style:repeat="repeat" draw:textarea-vertical-align="top" fo:padding-top="0.127cm" fo:padding-bottom="0.127cm" fo:padding-left="0.254cm" fo:padding-right="0.254cm"/>
      <style:paragraph-properties fo:border="0.48pt solid #ffffff"/>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style:paragraph-properties fo:margin-top="0cm" fo:margin-bottom="0cm" fo:line-height="100%" fo:text-align="end"/>
      <style:text-properties fo:font-size="12pt" style:font-size-asian="14pt" style:font-size-complex="14pt"/>
    </style:style>
    <style:style style:name="P5" style:family="paragraph">
      <loext:graphic-properties draw:fill="none" draw:fill-color="#ffffff"/>
      <style:paragraph-properties fo:text-align="start" style:font-independent-line-spacing="true"/>
      <style:text-properties fo:font-size="12pt" style:font-size-asian="14pt" style:font-size-complex="14pt"/>
    </style:style>
    <style:style style:name="P6" style:family="paragraph">
      <style:paragraph-properties fo:margin-left="0cm" fo:margin-right="0cm" fo:margin-top="0.198cm" fo:margin-bottom="0cm" fo:line-height="100%" fo:text-align="start"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28pt"/>
    </style:style>
    <style:style style:name="P8" style:family="paragraph">
      <style:paragraph-properties fo:margin-left="0cm" fo:margin-right="0cm" fo:margin-top="0cm" fo:margin-bottom="0cm" fo:line-height="100%" fo:text-align="start" fo:text-indent="0cm"/>
    </style:style>
    <style:style style:name="P9" style:family="paragraph">
      <loext:graphic-properties draw:fill="solid" draw:fill-color="#999999"/>
      <style:paragraph-properties fo:margin-left="0cm" fo:margin-right="0cm" fo:margin-top="0cm" fo:margin-bottom="0cm" fo:line-height="100%" fo:text-align="start" fo:text-indent="0cm" style:font-independent-line-spacing="true"/>
      <style:text-properties fo:font-size="18pt"/>
    </style:style>
    <style:style style:name="P10" style:family="paragraph">
      <style:paragraph-properties fo:margin-top="0cm" fo:margin-bottom="0cm" fo:line-height="100%" fo:text-align="end" style:writing-mode="lr-tb"/>
      <style:text-properties fo:font-size="12pt" style:font-size-asian="14pt" style:font-size-complex="14pt"/>
    </style:style>
    <style:style style:name="P11" style:family="paragraph">
      <loext:graphic-properties draw:fill="none" draw:fill-color="#ffffff"/>
    </style:style>
    <style:style style:name="P12" style:family="paragraph">
      <loext:graphic-properties draw:fill="bitmap" draw:fill-image-name="msFillBitmap_20_8" style:repeat="stretch"/>
      <style:paragraph-properties fo:text-align="start"/>
      <style:text-properties fo:font-size="18pt"/>
    </style:style>
    <style:style style:name="P13" style:family="paragraph">
      <style:paragraph-properties fo:margin-left="0cm" fo:margin-right="0cm" fo:margin-top="0.226cm" fo:margin-bottom="0cm" fo:line-height="100%" fo:text-align="start" fo:text-indent="0cm" style:writing-mode="lr-tb"/>
    </style:style>
    <style:style style:name="P14" style:family="paragraph">
      <loext:graphic-properties draw:fill="none"/>
      <style:paragraph-properties fo:text-align="start" style:font-independent-line-spacing="true"/>
      <style:text-properties fo:font-size="32pt"/>
    </style:style>
    <style:style style:name="P15" style:family="paragraph">
      <loext:graphic-properties draw:fill="bitmap" draw:fill-image-name="msFillBitmap_20_10" style:repeat="stretch"/>
      <style:paragraph-properties fo:text-align="start"/>
      <style:text-properties fo:font-size="18pt"/>
    </style:style>
    <style:style style:name="P16" style:family="paragraph">
      <style:paragraph-properties fo:margin-left="0cm" fo:margin-right="0cm" fo:margin-top="0.198cm" fo:margin-bottom="0cm" fo:line-height="100%" fo:text-align="start" fo:text-indent="0cm" style:writing-mode="lr-tb"/>
    </style:style>
    <style:style style:name="P17" style:family="paragraph">
      <loext:graphic-properties draw:fill="bitmap" draw:fill-image-name="msFillBitmap_20_11" style:repeat="stretch"/>
      <style:paragraph-properties fo:text-align="start"/>
      <style:text-properties fo:font-size="18pt"/>
    </style:style>
    <style:style style:name="P18" style:family="paragraph">
      <loext:graphic-properties draw:fill="bitmap" draw:fill-image-name="msFillBitmap_20_12" style:repeat="stretch"/>
      <style:paragraph-properties fo:text-align="start"/>
      <style:text-properties fo:font-size="18pt"/>
    </style:style>
    <style:style style:name="P1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0" style:family="paragraph">
      <loext:graphic-properties draw:fill="none"/>
      <style:paragraph-properties fo:margin-left="0cm" fo:margin-right="0cm" fo:margin-top="0cm" fo:margin-bottom="0cm" fo:line-height="100%" fo:text-align="start" fo:text-indent="0cm" style:writing-mode="lr-tb">
        <style:tab-stops>
          <style:tab-stop style:position="0cm"/>
        </style:tab-stops>
      </style:paragraph-properties>
    </style:style>
    <style:style style:name="P21" style:family="paragraph">
      <loext:graphic-properties draw:fill="bitmap" draw:fill-image-name="msFillBitmap_20_16" style:repeat="stretch"/>
      <style:paragraph-properties fo:text-align="start"/>
      <style:text-properties fo:font-size="18pt"/>
    </style:style>
    <style:style style:name="P22" style:family="paragraph">
      <loext:graphic-properties draw:fill="bitmap" draw:fill-image-name="msFillBitmap_20_20" style:repeat="stretch"/>
      <style:paragraph-properties fo:text-align="start"/>
      <style:text-properties fo:font-size="18pt"/>
    </style:style>
    <style:style style:name="P23" style:family="paragraph">
      <style:paragraph-properties fo:margin-left="0cm" fo:margin-right="0cm" fo:margin-top="0cm" fo:margin-bottom="0cm" fo:line-height="100%" fo:text-align="start" fo:text-indent="0cm" style:writing-mode="lr-tb"/>
    </style:style>
    <style:style style:name="P24" style:family="paragraph">
      <style:paragraph-properties fo:text-align="start"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mn-lt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 style:family="text">
      <style:text-properties fo:font-variant="normal" fo:text-transform="none" fo:color="#888888"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366092"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4" style:family="text">
      <style:text-properties fo:font-variant="normal" fo:text-transform="none"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32pt" fo:letter-spacing="normal" fo:font-style="italic" style:text-underline-style="none" fo:font-weight="normal" style:font-name-asian="Arial1" style:font-size-asian="32pt" style:font-style-asian="italic" style:font-weight-asian="normal" style:font-name-complex="Arial1" style:font-size-complex="32pt" style:font-style-complex="italic" style:font-weight-complex="normal"/>
    </style:style>
    <style:style style:name="T8" style:family="text">
      <style:text-properties fo:font-variant="normal" fo:text-transform="none" fo:color="#000000" style:text-line-through-style="none" style:text-line-through-type="none" style:text-position="0% 100%" style:font-name="Arial1" fo:font-size="29.5pt" fo:letter-spacing="normal" fo:font-style="normal" style:text-underline-style="none" fo:font-weight="normal" style:font-name-asian="Arial1" style:font-size-asian="29.5pt" style:font-style-asian="normal" style:font-weight-asian="normal" style:font-name-complex="Arial1" style:font-size-complex="29.5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32pt" fo:letter-spacing="normal" fo:font-style="italic" style:text-underline-style="solid" style:text-underline-width="auto" style:text-underline-color="font-color" fo:font-weight="normal" style:font-name-asian="Arial1" style:font-size-asian="32pt" style:font-style-asian="italic" style:font-weight-asian="normal" style:font-name-complex="Arial1" style:font-size-complex="32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normal" style:font-name-asian="Arial1" style:font-size-asian="28pt" style:font-style-asian="italic" style:font-weight-asian="normal" style:font-name-complex="Arial1" style:font-size-complex="28pt" style:font-style-complex="italic" style:font-weight-complex="normal"/>
    </style:style>
    <style:style style:name="T12"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4" style:family="text">
      <style:text-properties fo:font-variant="normal" fo:text-transform="none" fo:color="#0000ff" style:text-line-through-style="none" style:text-line-through-type="none" style:text-position="0% 100%" style:font-name="Arial1" fo:font-size="28pt" fo:letter-spacing="normal" fo:font-style="normal" style:text-underline-style="solid" style:text-underline-width="auto" style:text-underline-color="font-color" fo:font-weight="bold" style:font-name-asian="Arial1" style:font-size-asian="28pt" style:font-style-asian="normal" style:font-weight-asian="bold" style:font-name-complex="Arial1"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01cm" text:min-label-width="0.899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fo:color="#000000" fo:font-size="98%"/>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fo:color="#000000" fo:font-size="10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fo:color="#000000" fo:font-size="98%"/>
      </text:list-level-style-bullet>
      <text:list-level-style-bullet text:level="2" text:bullet-char="•">
        <style:list-level-properties text:space-before="1.271cm" text:min-label-width="0.793cm"/>
        <style:text-properties fo:font-family="Arial" style:font-family-generic="swiss" fo:color="#000000" fo:font-size="101%"/>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INTRO_20_Title" presentation:presentation-page-layout-name="AL1T0">
        <draw:frame draw:name="Picture 3" draw:style-name="gr1" draw:text-style-name="P1" draw:layer="layout" svg:width="7.636cm" svg:height="1.123cm" svg:x="1.685cm" svg:y="2.012cm">
          <draw:image xlink:href="Pictures/2000003800002DBC0000077119E0D3BC.wmf" xlink:type="simple" xlink:show="embed" xlink:actuate="onLoad">
            <text:p/>
          </draw:image>
        </draw:frame>
        <draw:custom-shape draw:name="TextBox 1" draw:style-name="gr2" draw:text-style-name="P2" draw:layer="layout" svg:width="0.511cm" svg:height="1.022cm" svg:x="-1.46cm" svg:y="1.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 draw:layer="layout" svg:width="12.699cm" svg:height="9.524cm" svg:x="3.175cm" svg:y="1.905cm" draw:page-number="1" presentation:class="page"/>
          <draw:frame draw:name="Notes Placeholder 2" presentation:style-name="pr1" draw:text-style-name="P3" draw:layer="layout" svg:width="15.239cm" svg:height="11.429cm" svg:x="1.905cm" svg:y="12.065cm" presentation:class="notes" presentation:placeholder="true" presentation:user-transformed="true">
            <draw:text-box/>
          </draw:frame>
          <draw:frame draw:name="Slide Number Placeholder 3" presentation:style-name="pr2" draw:text-style-name="P5" draw:layer="layout" svg:width="8.254cm" svg:height="1.269cm" svg:x="10.791cm" svg:y="24.126cm" presentation:class="page-number" presentation:user-transformed="true">
            <draw:text-box>
              <text:p text:style-name="P4"><text:span text:style-name="T1"><text:page-number>&lt;number&gt;</text:page-number></text:span></text:p>
            </draw:text-box>
          </draw:frame>
        </presentation:notes>
      </draw:page>
      <draw:page draw:name="page2" draw:style-name="dp1" draw:master-page-name="Title_20_and_20_Content">
        <draw:frame draw:name="Shape 60" draw:style-name="gr4" draw:text-style-name="P7" draw:layer="layout" svg:width="22.352cm" svg:height="4.318cm" svg:x="5.334cm" svg:y="9.652cm">
          <draw:text-box>
            <text:p text:style-name="P6"><text:span text:style-name="T2">Presented by: </text:span><text:span text:style-name="T3">Bala K and Subbareddy A.</text:span></text:p>
            <text:p text:style-name="P6"><text:span text:style-name="T2">Date: </text:span><text:span text:style-name="T3">28-June-2012</text:span></text:p>
          </draw:text-box>
        </draw:frame>
        <draw:custom-shape draw:name="TextShape 1" draw:style-name="gr5" draw:text-style-name="P9" draw:layer="layout" svg:width="22.343cm" svg:height="4.571cm" svg:x="0.762cm" svg:y="4.064cm">
          <text:list text:style-name="L3">
            <text:list-header>
              <text:p text:style-name="P8"><text:span text:style-name="T4">Collections in Java </text:span></text:p>
            </text:list-header>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 draw:layer="layout" svg:width="12.699cm" svg:height="9.524cm" svg:x="3.175cm" svg:y="1.905cm" draw:page-number="2"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3" draw:style-name="dp1" draw:master-page-name="Title_20_and_20_Content">
        <draw:frame draw:style-name="gr6" draw:text-style-name="P11" draw:layer="layout" svg:width="24.13cm" svg:height="1.517cm" svg:x="0.254cm" svg:y="0.254cm">
          <draw:text-box>
            <text:p>Presentation Agenda</text:p>
          </draw:text-box>
        </draw:frame>
        <draw:custom-shape draw:name="Shape 74" draw:style-name="gr7" draw:text-style-name="P12" draw:layer="layout" svg:width="4.021cm" svg:height="5.926cm" svg:x="20.955cm" svg:y="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3" draw:style-name="gr8" draw:text-style-name="P14" draw:layer="layout" svg:width="19.684cm" svg:height="12.276cm" svg:x="1.27cm" svg:y="3.598cm">
          <draw:text-box>
            <text:list text:style-name="L4">
              <text:list-item>
                <text:p text:style-name="P13"><text:span text:style-name="T6">Object Ordering</text:span></text:p>
              </text:list-item>
              <text:list-item>
                <text:p text:style-name="P13"><text:span text:style-name="T6">Use of </text:span><text:span text:style-name="T7">Comparable</text:span></text:p>
              </text:list-item>
              <text:list-item>
                <text:p text:style-name="P13"><text:span text:style-name="T6">Use of </text:span><text:span text:style-name="T7">Comparator</text:span></text:p>
              </text:list-item>
              <text:list-item>
                <text:p text:style-name="P13"><text:span text:style-name="T6">Demo Programs</text:span></text:p>
              </text:list-item>
              <text:list-item>
                <text:p text:style-name="P13"><text:span text:style-name="T6">Why </text:span><text:span text:style-name="T7">Comparable</text:span><text:span text:style-name="T6"> + </text:span><text:span text:style-name="T7">Comparator</text:span><text:span text:style-name="T6">?</text:span></text:p>
              </text:list-item>
            </text:list>
            <text:p text:style-name="P13"><text:span text:style-name="T6"/></text:p>
            <text:p text:style-name="P13"><text:span text:style-name="T6"/></text:p>
            <text:p text:style-name="P13"><text:span text:style-name="T6"/></text:p>
          </draw:text-box>
        </draw:frame>
        <presentation:notes draw:style-name="dp2">
          <draw:page-thumbnail draw:name="Slide Image Placeholder 1" draw:style-name="gr3" draw:layer="layout" svg:width="12.699cm" svg:height="9.524cm" svg:x="3.175cm" svg:y="1.905cm" draw:page-number="3"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4" draw:style-name="dp1" draw:master-page-name="Title_20_and_20_Content">
        <draw:frame draw:style-name="gr6" draw:text-style-name="P11" draw:layer="layout" svg:width="24.13cm" svg:height="1.517cm" svg:x="0.254cm" svg:y="0.254cm">
          <draw:text-box>
            <text:p>Presentation Agenda</text:p>
          </draw:text-box>
        </draw:frame>
        <draw:custom-shape draw:name="Shape 74" draw:style-name="gr7" draw:text-style-name="P12" draw:layer="layout" svg:width="4.021cm" svg:height="5.926cm" svg:x="20.955cm" svg:y="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1" draw:style-name="gr8" draw:text-style-name="P14" draw:layer="layout" svg:width="19.304cm" svg:height="9.102cm" svg:x="1.27cm" svg:y="3.598cm">
          <draw:text-box>
            <text:list text:style-name="L4">
              <text:list-item>
                <text:p text:style-name="P13"><text:span text:style-name="T6">Getting nostalgic…the legacy collections</text:span></text:p>
              </text:list-item>
              <text:list-item>
                <text:p text:style-name="P13"><text:span text:style-name="T6">Collections’ utility methods</text:span></text:p>
              </text:list-item>
              <text:list-item>
                <text:p text:style-name="P13"><text:span text:style-name="T6">Performance Tuning Parameters</text:span></text:p>
              </text:list-item>
              <text:list-item>
                <text:p text:style-name="P13"><text:span text:style-name="T6">JDK 8 and 7 changes</text:span></text:p>
              </text:list-item>
            </text:list>
            <text:p text:style-name="P13"><text:span text:style-name="T6"/></text:p>
            <text:p text:style-name="P13"><text:span text:style-name="T6"/></text:p>
            <text:p text:style-name="P13"><text:span text:style-name="T6"/></text:p>
          </draw:text-box>
        </draw:frame>
        <presentation:notes draw:style-name="dp2">
          <draw:page-thumbnail draw:name="Slide Image Placeholder 1" draw:style-name="gr3" draw:layer="layout" svg:width="12.699cm" svg:height="9.524cm" svg:x="3.175cm" svg:y="1.905cm" draw:page-number="4"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5" draw:style-name="dp1" draw:master-page-name="Title_20_and_20_Content">
        <draw:frame draw:style-name="gr6" draw:text-style-name="P11" draw:layer="layout" svg:width="24.13cm" svg:height="1.517cm" svg:x="0.254cm" svg:y="0.254cm">
          <draw:text-box>
            <text:p>Our goals for Today</text:p>
          </draw:text-box>
        </draw:frame>
        <draw:frame draw:name="Shape 89" draw:style-name="gr8" draw:text-style-name="P14" draw:layer="layout" svg:width="19.05cm" svg:height="13.418cm" svg:x="0.762cm" svg:y="2.794cm">
          <draw:text-box>
            <text:list text:style-name="L5">
              <text:list-item>
                <text:p text:style-name="P13"><text:span text:style-name="T8">Should be knowing the way the objects are ordered in a sorted collection(Object Ordering)</text:span></text:p>
              </text:list-item>
              <text:list-item>
                <text:p text:style-name="P13"><text:span text:style-name="T8">Should be able to create sorted collection implementations by using Comparator/Comparable</text:span></text:p>
              </text:list-item>
              <text:list-item>
                <text:p text:style-name="P13"><text:span text:style-name="T8">Should be knowing legacy collection types - Vector, HashTable</text:span></text:p>
              </text:list-item>
              <text:list-item>
                <text:p text:style-name="P13"><text:span text:style-name="T8">Should be able to use utility methods in Collections</text:span></text:p>
              </text:list-item>
            </text:list>
            <text:p text:style-name="P13"><text:span text:style-name="T6"/></text:p>
          </draw:text-box>
        </draw:frame>
        <draw:custom-shape draw:name="Shape 90" draw:style-name="gr9" draw:text-style-name="P15" draw:layer="layout" svg:width="5.237cm" svg:height="4.571cm" svg:x="19.655cm" svg:y="3.5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 draw:layer="layout" svg:width="12.699cm" svg:height="9.524cm" svg:x="3.175cm" svg:y="1.905cm" draw:page-number="5"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6" draw:style-name="dp1" draw:master-page-name="Title_20_and_20_Content">
        <draw:frame draw:style-name="gr6" draw:text-style-name="P11" draw:layer="layout" svg:width="24.13cm" svg:height="1.517cm" svg:x="0.254cm" svg:y="0.254cm">
          <draw:text-box>
            <text:p>Object Ordering</text:p>
          </draw:text-box>
        </draw:frame>
        <draw:frame draw:name="Shape 96" draw:style-name="gr8" draw:text-style-name="P14" draw:layer="layout" svg:width="19.896cm" svg:height="6.772cm" svg:x="1.27cm" svg:y="3.598cm">
          <draw:text-box>
            <text:list text:style-name="L4">
              <text:list-item>
                <text:p text:style-name="P13"><text:span text:style-name="T6">‘</text:span><text:span text:style-name="T6">Object Ordering’ is the concept that gets applied in the below scenarios.</text:span></text:p>
              </text:list-item>
            </text:list>
            <text:list text:style-name="L6">
              <text:list-item>
                <text:list>
                  <text:list-item>
                    <text:p text:style-name="P16"><text:span text:style-name="T9">While sorting a list using any one of the two overloaded ‘sort’ methods in the Collections class.</text:span></text:p>
                  </text:list-item>
                </text:list>
              </text:list-item>
            </text:list>
            <text:p text:style-name="P13"><text:span text:style-name="T6"/></text:p>
            <text:p text:style-name="P13"><text:span text:style-name="T6"/></text:p>
          </draw:text-box>
        </draw:frame>
        <draw:custom-shape draw:name="Shape 97" draw:style-name="gr10" draw:text-style-name="P17" draw:layer="layout" svg:width="4.84cm" svg:height="3.756cm" svg:x="20.559cm" svg:y="4.1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 draw:style-name="gr11" draw:text-style-name="P18" draw:layer="layout" svg:width="23.335cm" svg:height="2.38cm" svg:x="1.058cm" svg:y="11.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 draw:layer="layout" svg:width="12.699cm" svg:height="9.524cm" svg:x="3.175cm" svg:y="1.905cm" draw:page-number="6"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7" draw:style-name="dp1" draw:master-page-name="Title_20_and_20_Content">
        <draw:frame draw:style-name="gr6" draw:text-style-name="P11" draw:layer="layout" svg:width="24.13cm" svg:height="1.517cm" svg:x="0.254cm" svg:y="0.254cm">
          <draw:text-box>
            <text:p>Object Ordering</text:p>
          </draw:text-box>
        </draw:frame>
        <draw:custom-shape draw:name="Shape 97" draw:style-name="gr10" draw:text-style-name="P17" draw:layer="layout" svg:width="4.84cm" svg:height="3.756cm" svg:x="20.559cm" svg:y="4.1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4" draw:style-name="gr8" draw:text-style-name="P14" draw:layer="layout" svg:width="19.896cm" svg:height="10.794cm" svg:x="1.27cm" svg:y="3.598cm">
          <draw:text-box>
            <text:list text:style-name="L4">
              <text:list-item>
                <text:p text:style-name="P13"><text:span text:style-name="T6">‘</text:span><text:span text:style-name="T6">Object Ordering’ is the concept that gets applied in the below scenarios.</text:span></text:p>
              </text:list-item>
            </text:list>
            <text:list text:style-name="L6">
              <text:list-item>
                <text:list>
                  <text:list-item>
                    <text:p text:style-name="P16"><text:span text:style-name="T9">When we use PriorityQueue, which is heap-based.</text:span></text:p>
                  </text:list-item>
                  <text:list-item>
                    <text:p text:style-name="P16"><text:span text:style-name="T9">When we use any sorted collection implementation such as TreeSet, TreeMap.</text:span></text:p>
                  </text:list-item>
                </text:list>
              </text:list-item>
            </text:list>
            <text:p text:style-name="P13"><text:span text:style-name="T6"/></text:p>
            <text:p text:style-name="P13"><text:span text:style-name="T6"/></text:p>
          </draw:text-box>
        </draw:frame>
        <presentation:notes draw:style-name="dp2">
          <draw:page-thumbnail draw:name="Slide Image Placeholder 1" draw:style-name="gr3" draw:layer="layout" svg:width="12.699cm" svg:height="9.524cm" svg:x="3.175cm" svg:y="1.905cm" draw:page-number="7"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8" draw:style-name="dp1" draw:master-page-name="Title_20_and_20_Content">
        <draw:frame draw:style-name="gr6" draw:text-style-name="P11" draw:layer="layout" svg:width="24.13cm" svg:height="1.517cm" svg:x="0.254cm" svg:y="0.254cm">
          <draw:text-box>
            <text:p>Object Ordering</text:p>
          </draw:text-box>
        </draw:frame>
        <draw:custom-shape draw:name="Shape 97" draw:style-name="gr10" draw:text-style-name="P17" draw:layer="layout" svg:width="4.84cm" svg:height="3.756cm" svg:x="20.559cm" svg:y="4.1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1" draw:style-name="gr8" draw:text-style-name="P14" draw:layer="layout" svg:width="22.647cm" svg:height="13.418cm" svg:x="1.271cm" svg:y="3.598cm">
          <draw:text-box>
            <text:list text:style-name="L4">
              <text:list-item>
                <text:p text:style-name="P13"><text:span text:style-name="T6">Object ordering comes in two flavors.</text:span></text:p>
              </text:list-item>
            </text:list>
            <text:list text:style-name="L6">
              <text:list-item>
                <text:list>
                  <text:list-item>
                    <text:p text:style-name="P16"><text:span text:style-name="T9">Natural ordering</text:span></text:p>
                  </text:list-item>
                  <text:list-item>
                    <text:p text:style-name="P16"><text:span text:style-name="T9">Total ordering</text:span></text:p>
                  </text:list-item>
                </text:list>
              </text:list-item>
              <text:list-item>
                <text:p text:style-name="P13"><text:span text:style-name="T6">‘</text:span><text:span text:style-name="T6">Natural ordering’ can be contemplated as the ordering that comes </text:span><text:span text:style-name="T7">naturally</text:span><text:span text:style-name="T6"> for objects of a class that implements ‘</text:span><text:span text:style-name="T7">Comparable’</text:span><text:span text:style-name="T6"> interface.</text:span></text:p>
              </text:list-item>
              <text:list-item>
                <text:p text:style-name="P13"><text:span text:style-name="T6">‘</text:span><text:span text:style-name="T6">Total ordering’ acts on the given objects based on a </text:span><text:span text:style-name="T7">‘Comparator’.</text:span></text:p>
              </text:list-item>
            </text:list>
            <text:p text:style-name="P13"><text:span text:style-name="T6"/></text:p>
            <text:p text:style-name="P13"><text:span text:style-name="T6"/></text:p>
          </draw:text-box>
        </draw:frame>
        <presentation:notes draw:style-name="dp2">
          <draw:page-thumbnail draw:name="Slide Image Placeholder 1" draw:style-name="gr3" draw:layer="layout" svg:width="12.699cm" svg:height="9.524cm" svg:x="3.175cm" svg:y="1.905cm" draw:page-number="8"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9" draw:style-name="dp1" draw:master-page-name="Title_20_and_20_Content">
        <draw:frame draw:style-name="gr6" draw:text-style-name="P11" draw:layer="layout" svg:width="24.13cm" svg:height="1.517cm" svg:x="0.254cm" svg:y="0.254cm">
          <draw:text-box>
            <text:p>Object Ordering</text:p>
          </draw:text-box>
        </draw:frame>
        <draw:custom-shape draw:name="Shape 97" draw:style-name="gr10" draw:text-style-name="P17" draw:layer="layout" svg:width="4.84cm" svg:height="3.756cm" svg:x="20.559cm" svg:y="4.1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8" draw:style-name="gr8" draw:text-style-name="P14" draw:layer="layout" svg:width="21.716cm" svg:height="13.418cm" svg:x="0.636cm" svg:y="2.286cm">
          <draw:text-box>
            <text:list text:style-name="L4">
              <text:list-item>
                <text:p text:style-name="P13"><text:span text:style-name="T6">In short, ‘natural ordering’ comes from </text:span><text:span text:style-name="T7">Comparable</text:span><text:span text:style-name="T6">; while ‘total ordering’ comes from </text:span><text:span text:style-name="T7">Comparator</text:span><text:span text:style-name="T6">.</text:span></text:p>
              </text:list-item>
              <text:list-item>
                <text:p text:style-name="P13"><text:span text:style-name="T6">The ordering type chosen by JVM depends on how we instantiate the sorted collection implementations.</text:span></text:p>
              </text:list-item>
              <text:list-item>
                <text:p text:style-name="P13"><text:span text:style-name="T6">If we use the constructor which doesn’t take a </text:span><text:span text:style-name="T7">Comparator</text:span><text:span text:style-name="T6">, the JVM takes up natural ordering. Otherwise, JVM takes up total ordering.</text:span></text:p>
              </text:list-item>
            </text:list>
          </draw:text-box>
        </draw:frame>
        <presentation:notes draw:style-name="dp2">
          <draw:page-thumbnail draw:name="Slide Image Placeholder 1" draw:style-name="gr3" draw:layer="layout" svg:width="12.699cm" svg:height="9.524cm" svg:x="3.175cm" svg:y="1.905cm" draw:page-number="9"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10" draw:style-name="dp1" draw:master-page-name="Title_20_and_20_Content">
        <draw:frame draw:style-name="gr6" draw:text-style-name="P11" draw:layer="layout" svg:width="24.13cm" svg:height="1.517cm" svg:x="0.254cm" svg:y="0.254cm">
          <draw:text-box>
            <text:p>Object Ordering</text:p>
          </draw:text-box>
        </draw:frame>
        <draw:custom-shape draw:name="Shape 97" draw:style-name="gr10" draw:text-style-name="P17" draw:layer="layout" svg:width="4.84cm" svg:height="3.756cm" svg:x="20.559cm" svg:y="4.1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0" draw:layer="layout" svg:width="23.9cm" svg:height="2.784cm" svg:x="0.484cm" svg:y="2.042cm">
          <draw:text-box>
            <text:p text:style-name="P19"><text:span text:style-name="T6">The classes in Java library that can be ordered </text:span><text:span text:style-name="T7">naturally</text:span><text:span text:style-name="T6"> i.e., which implement </text:span><text:span text:style-name="T7">Comparable.</text:span></text:p>
          </draw:text-box>
        </draw:frame>
        <draw:custom-shape draw:name="Shape 125" draw:style-name="gr13" draw:text-style-name="P21" draw:layer="layout" svg:width="19.049cm" svg:height="10.08cm" svg:x="1.017cm" svg:y="6.0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 draw:layer="layout" svg:width="12.699cm" svg:height="9.524cm" svg:x="3.175cm" svg:y="1.905cm" draw:page-number="10"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11" draw:style-name="dp1" draw:master-page-name="Title_20_and_20_Content">
        <draw:frame draw:style-name="gr6" draw:text-style-name="P11" draw:layer="layout" svg:width="24.13cm" svg:height="1.517cm" svg:x="0.254cm" svg:y="0.254cm">
          <draw:text-box>
            <text:p>Use of Comparable</text:p>
          </draw:text-box>
        </draw:frame>
        <draw:frame draw:name="Shape 140" draw:style-name="gr8" draw:text-style-name="P14" draw:layer="layout" svg:width="22.012cm" svg:height="13.122cm" svg:x="1.27cm" svg:y="3.598cm">
          <draw:text-box>
            <text:list text:style-name="L4">
              <text:list-item>
                <text:p text:style-name="P13"><text:span text:style-name="T6">We make the class, the objects of which have to be sorted, implement </text:span><text:span text:style-name="T7">Comparable&lt;T&gt;</text:span><text:span text:style-name="T6"> interface.</text:span></text:p>
              </text:list-item>
            </text:list>
            <text:p text:style-name="P13"><text:span text:style-name="T6"/></text:p>
            <text:p text:style-name="P13"><text:span text:style-name="T6"/></text:p>
            <text:list text:continue-numbering="true" text:style-name="L4">
              <text:list-item>
                <text:p text:style-name="P13"><text:span text:style-name="T6">It is imperative to override </text:span><text:span text:style-name="T7">compareTo(</text:span><text:span text:style-name="T10">T</text:span><text:span text:style-name="T7"> o)</text:span><text:span text:style-name="T6"> method as per the java specification.</text:span></text:p>
              </text:list-item>
            </text:list>
            <text:p text:style-name="P13"><text:span text:style-name="T6"/></text:p>
          </draw:text-box>
        </draw:frame>
        <presentation:notes draw:style-name="dp2">
          <draw:page-thumbnail draw:name="Slide Image Placeholder 1" draw:style-name="gr3" draw:layer="layout" svg:width="12.699cm" svg:height="9.524cm" svg:x="3.175cm" svg:y="1.905cm" draw:page-number="11"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12" draw:style-name="dp1" draw:master-page-name="Title_20_and_20_Content">
        <draw:frame draw:style-name="gr6" draw:text-style-name="P11" draw:layer="layout" svg:width="24.13cm" svg:height="1.517cm" svg:x="0.254cm" svg:y="0.254cm">
          <draw:text-box>
            <text:p>Use of Comparable</text:p>
          </draw:text-box>
        </draw:frame>
        <draw:frame draw:name="Shape 147" draw:style-name="gr8" draw:text-style-name="P14" draw:layer="layout" svg:width="22.012cm" svg:height="11.217cm" svg:x="1.27cm" svg:y="3.599cm">
          <draw:text-box>
            <text:list text:style-name="L4">
              <text:list-item>
                <text:p text:style-name="P13"><text:span text:style-name="T6">The first couple of statements from </text:span><text:span text:style-name="T7">javadoc</text:span><text:span text:style-name="T6"> of </text:span><text:span text:style-name="T7">compareTo(</text:span><text:span text:style-name="T10">T</text:span><text:span text:style-name="T7"> o)</text:span><text:span text:style-name="T6"> method.</text:span></text:p>
              </text:list-item>
            </text:list>
            <text:list text:style-name="L6">
              <text:list-item>
                <text:list>
                  <text:list-item>
                    <text:p text:style-name="P16"><text:span text:style-name="T9">Compares this object with the specified object for order. </text:span></text:p>
                  </text:list-item>
                  <text:list-item>
                    <text:p text:style-name="P16"><text:span text:style-name="T9">Returns a negative integer, zero, or a positive integer as this object is less than, equal to, or greater than the specified object.</text:span></text:p>
                  </text:list-item>
                </text:list>
              </text:list-item>
            </text:list>
            <text:p text:style-name="P13"><text:span text:style-name="T6"/></text:p>
          </draw:text-box>
        </draw:frame>
        <presentation:notes draw:style-name="dp2">
          <draw:page-thumbnail draw:name="Slide Image Placeholder 1" draw:style-name="gr3" draw:layer="layout" svg:width="12.699cm" svg:height="9.524cm" svg:x="3.175cm" svg:y="1.905cm" draw:page-number="12"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13" draw:style-name="dp1" draw:master-page-name="Title_20_and_20_Content">
        <draw:frame draw:style-name="gr6" draw:text-style-name="P11" draw:layer="layout" svg:width="24.13cm" svg:height="1.517cm" svg:x="0.254cm" svg:y="0.254cm">
          <draw:text-box>
            <text:p>Use of Comparator</text:p>
          </draw:text-box>
        </draw:frame>
        <draw:frame draw:name="Shape 154" draw:style-name="gr8" draw:text-style-name="P14" draw:layer="layout" svg:width="22.012cm" svg:height="13.122cm" svg:x="1.27cm" svg:y="3.598cm">
          <draw:text-box>
            <text:list text:style-name="L4">
              <text:list-item>
                <text:p text:style-name="P13"><text:span text:style-name="T6">We create a class that implements </text:span><text:span text:style-name="T7">Comparator&lt;T&gt;</text:span><text:span text:style-name="T6"> interface.</text:span></text:p>
              </text:list-item>
            </text:list>
            <text:p text:style-name="P13"><text:span text:style-name="T6"/></text:p>
            <text:p text:style-name="P13"><text:span text:style-name="T6"/></text:p>
            <text:list text:continue-numbering="true" text:style-name="L4">
              <text:list-item>
                <text:p text:style-name="P13"><text:span text:style-name="T6">It is imperative to override </text:span><text:span text:style-name="T7">compare(</text:span><text:span text:style-name="T10">T</text:span><text:span text:style-name="T7"> o1,</text:span><text:span text:style-name="T10"> T</text:span><text:span text:style-name="T7"> o2)</text:span><text:span text:style-name="T6"> method as per the java specification.</text:span></text:p>
              </text:list-item>
            </text:list>
            <text:p text:style-name="P13"><text:span text:style-name="T6"/></text:p>
          </draw:text-box>
        </draw:frame>
        <presentation:notes draw:style-name="dp2">
          <draw:page-thumbnail draw:name="Slide Image Placeholder 1" draw:style-name="gr3" draw:layer="layout" svg:width="12.699cm" svg:height="9.524cm" svg:x="3.175cm" svg:y="1.905cm" draw:page-number="13"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14" draw:style-name="dp1" draw:master-page-name="Title_20_and_20_Content">
        <draw:frame draw:style-name="gr6" draw:text-style-name="P11" draw:layer="layout" svg:width="24.13cm" svg:height="1.517cm" svg:x="0.254cm" svg:y="0.254cm">
          <draw:text-box>
            <text:p>Use of Comparator</text:p>
          </draw:text-box>
        </draw:frame>
        <draw:frame draw:name="Shape 161" draw:style-name="gr8" draw:text-style-name="P14" draw:layer="layout" svg:width="22.012cm" svg:height="11.217cm" svg:x="1.27cm" svg:y="3.599cm">
          <draw:text-box>
            <text:list text:style-name="L4">
              <text:list-item>
                <text:p text:style-name="P13"><text:span text:style-name="T6">The first couple of statements from </text:span><text:span text:style-name="T7">javadoc</text:span><text:span text:style-name="T6"> of </text:span><text:span text:style-name="T7">compare(</text:span><text:span text:style-name="T10">T</text:span><text:span text:style-name="T7"> o1,</text:span><text:span text:style-name="T10"> T</text:span><text:span text:style-name="T7"> o2)</text:span><text:span text:style-name="T6"> method.</text:span></text:p>
              </text:list-item>
            </text:list>
            <text:list text:style-name="L6">
              <text:list-item>
                <text:list>
                  <text:list-item>
                    <text:p text:style-name="P16"><text:span text:style-name="T9">Compares its two arguments for order. </text:span></text:p>
                  </text:list-item>
                  <text:list-item>
                    <text:p text:style-name="P16"><text:span text:style-name="T9">Returns a negative integer, zero, or a positive integer as the first argument is less than, equal to, or greater than the second</text:span></text:p>
                  </text:list-item>
                </text:list>
              </text:list-item>
            </text:list>
          </draw:text-box>
        </draw:frame>
        <presentation:notes draw:style-name="dp2">
          <draw:page-thumbnail draw:name="Slide Image Placeholder 1" draw:style-name="gr3" draw:layer="layout" svg:width="12.699cm" svg:height="9.524cm" svg:x="3.175cm" svg:y="1.905cm" draw:page-number="14"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15" draw:style-name="dp1" draw:master-page-name="Title_20_and_20_Content">
        <draw:frame draw:style-name="gr6" draw:text-style-name="P11" draw:layer="layout" svg:width="24.13cm" svg:height="1.517cm" svg:x="0.254cm" svg:y="0.254cm">
          <draw:text-box>
            <text:p>Demo Programs</text:p>
          </draw:text-box>
        </draw:frame>
        <draw:frame draw:name="Shape 175" draw:style-name="gr8" draw:text-style-name="P14" draw:layer="layout" svg:width="22.436cm" svg:height="6.772cm" svg:x="1.27cm" svg:y="3.598cm">
          <draw:text-box>
            <text:list text:style-name="L4">
              <text:list-item>
                <text:p text:style-name="P13"><text:span text:style-name="T6">Programs demonstrating use of</text:span></text:p>
              </text:list-item>
            </text:list>
            <text:list text:style-name="L6">
              <text:list-item>
                <text:list>
                  <text:list-item>
                    <text:p text:style-name="P16"><text:span text:style-name="T9">Comparable</text:span></text:p>
                  </text:list-item>
                  <text:list-item>
                    <text:p text:style-name="P16"><text:span text:style-name="T9">Comparator</text:span></text:p>
                  </text:list-item>
                </text:list>
              </text:list-item>
            </text:list>
            <text:p text:style-name="P13"><text:span text:style-name="T6"/></text:p>
          </draw:text-box>
        </draw:frame>
        <presentation:notes draw:style-name="dp2">
          <draw:page-thumbnail draw:name="Slide Image Placeholder 1" draw:style-name="gr3" draw:layer="layout" svg:width="12.699cm" svg:height="9.524cm" svg:x="3.175cm" svg:y="1.905cm" draw:page-number="15"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16" draw:style-name="dp1" draw:master-page-name="Title_20_and_20_Content">
        <draw:frame draw:style-name="gr6" draw:text-style-name="P11" draw:layer="layout" svg:width="24.13cm" svg:height="1.517cm" svg:x="0.254cm" svg:y="0.254cm">
          <draw:text-box>
            <text:p>Why Comparable + Comparator ?</text:p>
          </draw:text-box>
        </draw:frame>
        <draw:frame draw:name="Shape 181" draw:style-name="gr8" draw:text-style-name="P14" draw:layer="layout" svg:width="22.647cm" svg:height="12.487cm" svg:x="0.975cm" svg:y="2.753cm">
          <draw:text-box>
            <text:list text:style-name="L4">
              <text:list-item>
                <text:p text:style-name="P13"><text:span text:style-name="T6">The use of </text:span><text:span text:style-name="T7">Comparator</text:span><text:span text:style-name="T6"> address the following concerns.</text:span></text:p>
              </text:list-item>
            </text:list>
            <text:list text:style-name="L6">
              <text:list-item>
                <text:list>
                  <text:list-item>
                    <text:p text:style-name="P16"><text:span text:style-name="T9">What if we don’t have access to the source code of the class, whose objects are stored in the collection, that doesn’t implement </text:span><text:span text:style-name="T11">Comparable</text:span><text:span text:style-name="T9">.</text:span></text:p>
                  </text:list-item>
                  <text:list-item>
                    <text:p text:style-name="P16"><text:span text:style-name="T9">What if we would like have multiple ways of sorting the objects of a given type.</text:span></text:p>
                  </text:list-item>
                  <text:list-item>
                    <text:p text:style-name="P16"><text:span text:style-name="T11">There might be many more…</text:span><text:span text:style-name="T9"> </text:span></text:p>
                  </text:list-item>
                </text:list>
              </text:list-item>
            </text:list>
            <text:p text:style-name="P13"><text:span text:style-name="T6"/></text:p>
          </draw:text-box>
        </draw:frame>
        <presentation:notes draw:style-name="dp2">
          <draw:page-thumbnail draw:name="Slide Image Placeholder 1" draw:style-name="gr3" draw:layer="layout" svg:width="12.699cm" svg:height="9.524cm" svg:x="3.175cm" svg:y="1.905cm" draw:page-number="16"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17" draw:style-name="dp1" draw:master-page-name="Title_20_and_20_Content">
        <draw:frame draw:style-name="gr6" draw:text-style-name="P11" draw:layer="layout" svg:width="24.13cm" svg:height="1.517cm" svg:x="0.254cm" svg:y="0.254cm">
          <draw:text-box>
            <text:p>The legacy Collections</text:p>
          </draw:text-box>
        </draw:frame>
        <draw:frame draw:name="Shape 188" draw:style-name="gr8" draw:text-style-name="P14" draw:layer="layout" svg:width="19.684cm" svg:height="13.122cm" svg:x="1.016cm" svg:y="2.372cm">
          <draw:text-box>
            <text:list text:style-name="L4">
              <text:list-item>
                <text:p text:style-name="P13"><text:span text:style-name="T6">Java 1 has had only two classes that were used as collections – Vector and HashTable.</text:span></text:p>
              </text:list-item>
              <text:list-item>
                <text:p text:style-name="P13"><text:span text:style-name="T6">Vector is analogous to ArrayList except for the fact that all the Vector’s methods are synchronized.</text:span></text:p>
              </text:list-item>
              <text:list-item>
                <text:p text:style-name="P13"><text:span text:style-name="T6">In Java 2, Vector is retrofitted to implement the List interface.</text:span></text:p>
              </text:list-item>
            </text:list>
            <text:p text:style-name="P13"><text:span text:style-name="T6"/></text:p>
          </draw:text-box>
        </draw:frame>
        <presentation:notes draw:style-name="dp2">
          <draw:page-thumbnail draw:name="Slide Image Placeholder 1" draw:style-name="gr3" draw:layer="layout" svg:width="12.699cm" svg:height="9.524cm" svg:x="3.175cm" svg:y="1.905cm" draw:page-number="17"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18" draw:style-name="dp1" draw:master-page-name="Title_20_and_20_Content">
        <draw:frame draw:style-name="gr6" draw:text-style-name="P11" draw:layer="layout" svg:width="24.13cm" svg:height="1.517cm" svg:x="0.254cm" svg:y="0.254cm">
          <draw:text-box>
            <text:p>The legacy Collections</text:p>
          </draw:text-box>
        </draw:frame>
        <draw:frame draw:name="Shape 195" draw:style-name="gr8" draw:text-style-name="P14" draw:layer="layout" svg:width="23.494cm" svg:height="13.122cm" svg:x="0.89cm" svg:y="2.626cm">
          <draw:text-box>
            <text:list text:style-name="L4">
              <text:list-item>
                <text:p text:style-name="P13"><text:span text:style-name="T6">HashTable is analogous to HashMap with the following nuances:</text:span></text:p>
              </text:list-item>
            </text:list>
            <text:list text:style-name="L6">
              <text:list-item>
                <text:list>
                  <text:list-item>
                    <text:p text:style-name="P16"><text:span text:style-name="T9">HashTable’s methods are synchronized while HashMap’s methods are not synchronized</text:span></text:p>
                  </text:list-item>
                  <text:list-item>
                    <text:p text:style-name="P16"><text:span text:style-name="T9">HashMap allows only one ‘null’ key and any number of ‘null’values. HashTable doesn’t accept ‘null’ as either key or value.</text:span></text:p>
                  </text:list-item>
                </text:list>
              </text:list-item>
              <text:list-item>
                <text:p text:style-name="P13"><text:span text:style-name="T6">In Java 2, HashTable is retrofitted to implement the Map interface.</text:span></text:p>
              </text:list-item>
            </text:list>
            <text:p text:style-name="P13"><text:span text:style-name="T6"/></text:p>
          </draw:text-box>
        </draw:frame>
        <presentation:notes draw:style-name="dp2">
          <draw:page-thumbnail draw:name="Slide Image Placeholder 1" draw:style-name="gr3" draw:layer="layout" svg:width="12.699cm" svg:height="9.524cm" svg:x="3.175cm" svg:y="1.905cm" draw:page-number="18"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19" draw:style-name="dp1" draw:master-page-name="Title_20_and_20_Content">
        <draw:frame draw:style-name="gr6" draw:text-style-name="P11" draw:layer="layout" svg:width="24.13cm" svg:height="1.517cm" svg:x="0.254cm" svg:y="0.254cm">
          <draw:text-box>
            <text:p>Collection's Utility Methods</text:p>
          </draw:text-box>
        </draw:frame>
        <draw:frame draw:name="Shape 202" draw:style-name="gr8" draw:text-style-name="P14" draw:layer="layout" svg:width="22.859cm" svg:height="13.122cm" svg:x="1.017cm" svg:y="2.286cm">
          <draw:text-box>
            <text:list text:style-name="L4">
              <text:list-item>
                <text:p text:style-name="P13"><text:span text:style-name="T6">We might have already seen overloaded sort() methods of Collections class that were used to sort a list.</text:span></text:p>
              </text:list-item>
              <text:list-item>
                <text:p text:style-name="P13"><text:span text:style-name="T6">There are many other useful methods in Collections class.</text:span></text:p>
              </text:list-item>
              <text:list-item>
                <text:p text:style-name="P13"><text:span text:style-name="T6">Some of the important methods are discussed here and the participants are recommended to go through the </text:span><text:span text:style-name="T7">javadocs</text:span><text:span text:style-name="T6"> for a complete list of methods and thorough understanding.</text:span></text:p>
              </text:list-item>
            </text:list>
            <text:p text:style-name="P13"><text:span text:style-name="T6"/></text:p>
          </draw:text-box>
        </draw:frame>
        <presentation:notes draw:style-name="dp2">
          <draw:page-thumbnail draw:name="Slide Image Placeholder 1" draw:style-name="gr3" draw:layer="layout" svg:width="12.699cm" svg:height="9.524cm" svg:x="3.175cm" svg:y="1.905cm" draw:page-number="19"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20" draw:style-name="dp1" draw:master-page-name="Title_20_and_20_Content">
        <draw:frame draw:style-name="gr6" draw:text-style-name="P11" draw:layer="layout" svg:width="24.13cm" svg:height="1.517cm" svg:x="0.254cm" svg:y="0.254cm">
          <draw:text-box>
            <text:p>Collection's Utility Methods</text:p>
          </draw:text-box>
        </draw:frame>
        <draw:frame draw:name="Shape 209" draw:style-name="gr8" draw:text-style-name="P14" draw:layer="layout" svg:width="22.859cm" svg:height="13.122cm" svg:x="1.27cm" svg:y="2.372cm">
          <draw:text-box>
            <text:list text:style-name="L4">
              <text:list-item>
                <text:p text:style-name="P13"><text:span text:style-name="T6">Overloaded binarySearch(…) methods</text:span></text:p>
              </text:list-item>
              <text:list-item>
                <text:p text:style-name="P13"><text:span text:style-name="T6">copy(List&lt;? super T&gt; dest, List&lt;? extends T&gt; src) <text:s/>method</text:span></text:p>
              </text:list-item>
              <text:list-item>
                <text:p text:style-name="P13"><text:span text:style-name="T6">reverse(List&lt;?&gt; list) method</text:span></text:p>
              </text:list-item>
              <text:list-item>
                <text:p text:style-name="P13"><text:span text:style-name="T6">synchronizedCollection(Collection&lt;T&gt; c) and other similar methods</text:span></text:p>
              </text:list-item>
              <text:list-item>
                <text:p text:style-name="P13"><text:span text:style-name="T6">unmodifiableCollection(Collection&lt;? extends T&gt; c) <text:s/>and other similar methods</text:span></text:p>
              </text:list-item>
            </text:list>
            <text:p text:style-name="P13"><text:span text:style-name="T6"/></text:p>
          </draw:text-box>
        </draw:frame>
        <presentation:notes draw:style-name="dp2">
          <draw:page-thumbnail draw:name="Slide Image Placeholder 1" draw:style-name="gr3" draw:layer="layout" svg:width="12.699cm" svg:height="9.524cm" svg:x="3.175cm" svg:y="1.905cm" draw:page-number="20"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21" draw:style-name="dp1" draw:master-page-name="Title_20_and_20_Content">
        <draw:frame draw:style-name="gr6" draw:text-style-name="P11" draw:layer="layout" svg:width="24.13cm" svg:height="1.517cm" svg:x="0.254cm" svg:y="0.254cm">
          <draw:text-box>
            <text:p>Performance Tuning Parameters</text:p>
          </draw:text-box>
        </draw:frame>
        <draw:frame draw:name="Shape 216" draw:style-name="gr8" draw:text-style-name="P14" draw:layer="layout" svg:width="17.567cm" svg:height="13.122cm" svg:x="0.762cm" svg:y="2.626cm">
          <draw:text-box>
            <text:list text:style-name="L4">
              <text:list-item>
                <text:p text:style-name="P13"><text:span text:style-name="T6">There are a couple of performance tuning parameters that can be used to tune the collection implementations.</text:span></text:p>
              </text:list-item>
            </text:list>
            <text:p text:style-name="P13"><text:span text:style-name="T6"/></text:p>
            <text:list text:continue-numbering="true" text:style-name="L4">
              <text:list-item>
                <text:p text:style-name="P13"><text:span text:style-name="T6">The two tuning parameters are </text:span><text:span text:style-name="T7">‘initialCapacity’</text:span><text:span text:style-name="T6"> and </text:span><text:span text:style-name="T7">‘loadFactor’.</text:span></text:p>
              </text:list-item>
            </text:list>
          </draw:text-box>
        </draw:frame>
        <draw:custom-shape draw:name="Shape 217" draw:style-name="gr14" draw:text-style-name="P22" draw:layer="layout" svg:width="6.455cm" svg:height="5.476cm" svg:x="17.78cm" svg:y="6.0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 draw:layer="layout" svg:width="12.699cm" svg:height="9.524cm" svg:x="3.175cm" svg:y="1.905cm" draw:page-number="21"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22" draw:style-name="dp1" draw:master-page-name="Title_20_and_20_Content">
        <draw:frame draw:style-name="gr6" draw:text-style-name="P11" draw:layer="layout" svg:width="24.13cm" svg:height="1.517cm" svg:x="0.254cm" svg:y="0.254cm">
          <draw:text-box>
            <text:p>Performance Tuning Parameters</text:p>
          </draw:text-box>
        </draw:frame>
        <draw:custom-shape draw:name="Shape 217" draw:style-name="gr14" draw:text-style-name="P22" draw:layer="layout" svg:width="6.455cm" svg:height="5.476cm" svg:x="18.437cm" svg:y="6.0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4" draw:style-name="gr8" draw:text-style-name="P14" draw:layer="layout" svg:width="17.567cm" svg:height="13.122cm" svg:x="1.016cm" svg:y="3.048cm">
          <draw:text-box>
            <text:list text:style-name="L4">
              <text:list-item>
                <text:p text:style-name="P13"><text:span text:style-name="T7">‘</text:span><text:span text:style-name="T7">initialCapacity</text:span><text:span text:style-name="T6">’ is the initial size of the collection. Choosing it to be too high might result in unused space and cost us dear while iterating.</text:span></text:p>
              </text:list-item>
              <text:list-item>
                <text:p text:style-name="P13"><text:span text:style-name="T7">‘</text:span><text:span text:style-name="T7">loadFactor’ </text:span><text:span text:style-name="T6">is applicable to hash based implementations. </text:span></text:p>
              </text:list-item>
            </text:list>
          </draw:text-box>
        </draw:frame>
        <presentation:notes draw:style-name="dp2">
          <draw:page-thumbnail draw:name="Slide Image Placeholder 1" draw:style-name="gr3" draw:layer="layout" svg:width="12.699cm" svg:height="9.524cm" svg:x="3.175cm" svg:y="1.905cm" draw:page-number="22"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23" draw:style-name="dp1" draw:master-page-name="Title_20_and_20_Content">
        <draw:frame draw:style-name="gr6" draw:text-style-name="P11" draw:layer="layout" svg:width="24.13cm" svg:height="1.517cm" svg:x="0.254cm" svg:y="0.254cm">
          <draw:text-box>
            <text:p>Performance Tuning Parameters</text:p>
          </draw:text-box>
        </draw:frame>
        <draw:frame draw:name="Shape 232" draw:style-name="gr8" draw:text-style-name="P14" draw:layer="layout" svg:width="23.663cm" svg:height="13.208cm" svg:x="0.975cm" svg:y="2.54cm">
          <draw:text-box>
            <text:list text:style-name="L4">
              <text:list-item>
                <text:p text:style-name="P13"><text:span text:style-name="T6">The </text:span><text:span text:style-name="T7">load factor</text:span><text:span text:style-name="T6"> is a measure of how full the hash table is allowed to get before its capacity is automatically increased. </text:span></text:p>
              </text:list-item>
              <text:list-item>
                <text:p text:style-name="P13"><text:span text:style-name="T6">When the number of entries in the hash table exceeds the product of the load factor and the current capacity, the capacity is roughly doubled by calling the rehash method. </text:span></text:p>
              </text:list-item>
            </text:list>
          </draw:text-box>
        </draw:frame>
        <presentation:notes draw:style-name="dp2">
          <draw:page-thumbnail draw:name="Slide Image Placeholder 1" draw:style-name="gr3" draw:layer="layout" svg:width="12.699cm" svg:height="9.524cm" svg:x="3.175cm" svg:y="1.905cm" draw:page-number="23"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24" draw:style-name="dp1" draw:master-page-name="Title_20_and_20_Content">
        <draw:frame draw:style-name="gr6" draw:text-style-name="P11" draw:layer="layout" svg:width="24.13cm" svg:height="1.517cm" svg:x="0.254cm" svg:y="0.254cm">
          <draw:text-box>
            <text:p>Performance Tuning Parameters</text:p>
          </draw:text-box>
        </draw:frame>
        <draw:frame draw:name="Shape 241" draw:style-name="standard" draw:layer="layout" svg:width="15.752cm" svg:height="10.299cm" svg:x="4.134cm" svg:y="4.101cm">
          <table:table>
            <table:table-column table:style-name="co1"/>
            <table:table-column table:style-name="co2"/>
            <table:table-row table:style-name="ro1" table:default-cell-style-name="ce1">
              <table:table-cell>
                <text:p text:style-name="P23"><text:span text:style-name="T12">Implementation</text:span></text:p>
              </table:table-cell>
              <table:table-cell>
                <text:p text:style-name="P23"><text:span text:style-name="T12">Tuning Parameter</text:span></text:p>
              </table:table-cell>
            </table:table-row>
            <table:table-row table:style-name="ro1" table:default-cell-style-name="ce2">
              <table:table-cell>
                <text:p text:style-name="P23"><text:span text:style-name="T13">HashSet</text:span></text:p>
              </table:table-cell>
              <table:table-cell>
                <text:p text:style-name="P23"><text:span text:style-name="T13">initialCapacity,loadFactor</text:span></text:p>
              </table:table-cell>
            </table:table-row>
            <table:table-row table:style-name="ro1" table:default-cell-style-name="ce3">
              <table:table-cell>
                <text:p text:style-name="P23"><text:span text:style-name="T13">LinkedHashSet</text:span></text:p>
              </table:table-cell>
              <table:table-cell>
                <text:p text:style-name="P23"><text:span text:style-name="T13">initialCapacity,loadFactor</text:span></text:p>
              </table:table-cell>
            </table:table-row>
            <table:table-row table:style-name="ro1" table:default-cell-style-name="ce2">
              <table:table-cell>
                <text:p text:style-name="P23"><text:span text:style-name="T13">TreeSet</text:span></text:p>
              </table:table-cell>
              <table:table-cell>
                <text:p text:style-name="P23"><text:span text:style-name="T13">None</text:span></text:p>
              </table:table-cell>
            </table:table-row>
            <table:table-row table:style-name="ro1" table:default-cell-style-name="ce3">
              <table:table-cell>
                <text:p text:style-name="P23"><text:span text:style-name="T13">ArrayList</text:span></text:p>
              </table:table-cell>
              <table:table-cell>
                <text:p text:style-name="P23"><text:span text:style-name="T13">initialCapacity</text:span></text:p>
              </table:table-cell>
            </table:table-row>
            <table:table-row table:style-name="ro1" table:default-cell-style-name="ce2">
              <table:table-cell>
                <text:p text:style-name="P23"><text:span text:style-name="T13">LinkedList</text:span></text:p>
              </table:table-cell>
              <table:table-cell>
                <text:p text:style-name="P19"><text:span text:style-name="T13">None</text:span></text:p>
              </table:table-cell>
            </table:table-row>
            <table:table-row table:style-name="ro1" table:default-cell-style-name="ce3">
              <table:table-cell>
                <text:p text:style-name="P23"><text:span text:style-name="T13">PriorityQueue</text:span></text:p>
              </table:table-cell>
              <table:table-cell>
                <text:p text:style-name="P19"><text:span text:style-name="T13">initialCapacity</text:span></text:p>
              </table:table-cell>
            </table:table-row>
            <table:table-row table:style-name="ro1" table:default-cell-style-name="ce2">
              <table:table-cell>
                <text:p text:style-name="P23"><text:span text:style-name="T13">HashMap</text:span></text:p>
              </table:table-cell>
              <table:table-cell>
                <text:p text:style-name="P23"><text:span text:style-name="T13">initialCapacity,loadFactor</text:span></text:p>
              </table:table-cell>
            </table:table-row>
            <table:table-row table:style-name="ro1" table:default-cell-style-name="ce3">
              <table:table-cell>
                <text:p text:style-name="P23"><text:span text:style-name="T13">LinkedHashMap</text:span></text:p>
              </table:table-cell>
              <table:table-cell>
                <text:p text:style-name="P23"><text:span text:style-name="T13">initialCapacity,loadFactor</text:span></text:p>
              </table:table-cell>
            </table:table-row>
            <table:table-row table:style-name="ro1" table:default-cell-style-name="ce2">
              <table:table-cell>
                <text:p text:style-name="P23"><text:span text:style-name="T13">TreeMap</text:span></text:p>
              </table:table-cell>
              <table:table-cell>
                <text:p text:style-name="P19"><text:span text:style-name="T13">None</text:span></text:p>
              </table:table-cell>
            </table:table-row>
          </table:table>
          <draw:image xlink:href="Pictures/TablePreview1.svm" xlink:type="simple" xlink:show="embed" xlink:actuate="onLoad"/>
        </draw:frame>
        <presentation:notes draw:style-name="dp2">
          <draw:page-thumbnail draw:name="Slide Image Placeholder 1" draw:style-name="gr3" draw:layer="layout" svg:width="12.699cm" svg:height="9.524cm" svg:x="3.175cm" svg:y="1.905cm" draw:page-number="24"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25" draw:style-name="dp1" draw:master-page-name="Title_20_and_20_Content">
        <draw:frame draw:style-name="gr6" draw:text-style-name="P11" draw:layer="layout" svg:width="24.13cm" svg:height="1.517cm" svg:x="0.254cm" svg:y="0.254cm">
          <draw:text-box>
            <text:p>JDK 8 Collections changes</text:p>
          </draw:text-box>
        </draw:frame>
        <draw:frame draw:name="Shape 232" draw:style-name="gr8" draw:text-style-name="P14" draw:layer="layout" svg:width="23.916cm" svg:height="13.208cm" svg:x="0.976cm" svg:y="2.54cm">
          <draw:text-box>
            <text:list text:style-name="L4">
              <text:list-item>
                <text:p text:style-name="P13"><text:span text:style-name="T6">Area: core-libs/java.util.collections </text:span></text:p>
              </text:list-item>
              <text:list-item>
                <text:p text:style-name="P13"><text:span text:style-name="T6">Synopsis: Collection.sort defers now defers to List.sort</text:span></text:p>
              </text:list-item>
              <text:list-item>
                <text:p text:style-name="P13"><text:span text:style-name="T6">Previously Collection.sort copied the elements of the list to sort into an array, sorted that array, then updated list, in place, with those elements in the array, and the default method List.sort deferred to Collection.sort. This was a non-optimal arrangement.</text:span></text:p>
                <text:p text:style-name="P13"><text:span text:style-name="T6"/></text:p>
              </text:list-item>
            </text:list>
          </draw:text-box>
        </draw:frame>
        <presentation:notes draw:style-name="dp2">
          <draw:page-thumbnail draw:name="Slide Image Placeholder 1" draw:style-name="gr3" draw:layer="layout" svg:width="12.699cm" svg:height="9.524cm" svg:x="3.175cm" svg:y="1.905cm" draw:page-number="25"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page26" draw:style-name="dp1" draw:master-page-name="Title_20_and_20_Content">
        <draw:frame draw:style-name="gr6" draw:text-style-name="P11" draw:layer="layout" svg:width="24.13cm" svg:height="1.517cm" svg:x="0.254cm" svg:y="0.254cm">
          <draw:text-box>
            <text:p>Reach Me @</text:p>
          </draw:text-box>
        </draw:frame>
        <draw:frame draw:name="Shape 248" draw:style-name="gr4" draw:text-style-name="P7" draw:layer="layout" svg:width="20.531cm" svg:height="3.809cm" svg:x="2.075cm" svg:y="3.556cm">
          <draw:text-box>
            <text:p text:style-name="P24"><text:span text:style-name="T14">kbalakrishna@prokarma.com</text:span></text:p>
            <text:p text:style-name="P24"><text:span text:style-name="T2">+91-9704822152</text:span></text:p>
            <text:p text:style-name="P6"><text:span text:style-name="T14"/></text:p>
            <text:p text:style-name="P6"><text:span text:style-name="T14">asubbareddy@prokarma.com</text:span></text:p>
            <text:p text:style-name="P24"><text:span text:style-name="T2">+91-8985863009</text:span></text:p>
          </draw:text-box>
        </draw:frame>
        <presentation:notes draw:style-name="dp2">
          <draw:page-thumbnail draw:name="Slide Image Placeholder 1" draw:style-name="gr3" draw:layer="layout" svg:width="12.699cm" svg:height="9.524cm" svg:x="3.175cm" svg:y="1.905cm" draw:page-number="26" presentation:class="page"/>
          <draw:frame draw:name="Notes Placeholder 2" presentation:style-name="pr3" draw:text-style-name="P3" draw:layer="layout" svg:width="15.239cm" svg:height="11.429cm" svg:x="1.905cm" svg:y="12.065cm" presentation:class="notes" presentation:placeholder="true" presentation:user-transformed="true">
            <draw:text-box/>
          </draw:frame>
          <draw:frame draw:name="Slide Number Placeholder 3" presentation:style-name="pr4" draw:text-style-name="P5"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Calibri Light1" svg:font-family="'Calibri Light'"/>
    <style:font-face style:name="Calibri5" svg:font-family="Calibri"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Mangal3" svg:font-family="Mangal" style:font-pitch="variable"/>
    <style:font-face style:name="Microsoft YaHei2" svg:font-family="'Microsoft YaHei'" style:font-pitch="variable"/>
    <style:font-face style:name="Segoe UI1" svg:font-family="'Segoe UI'" style:font-pitch="variable"/>
    <style:font-face style:name="Tahoma1" svg:font-family="Tahoma" style:font-pitch="variable"/>
    <style:font-face style:name="Calibri4" svg:font-family="Calibri" style:font-family-generic="modern" style:font-pitch="variable"/>
    <style:font-face style:name="Microsoft YaHei1" svg:font-family="'Microsoft YaHei'"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3" svg:font-family="Calibri" style:font-family-generic="swiss" style:font-pitch="variable"/>
    <style:font-face style:name="Mangal1" svg:font-family="Mangal"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msFillBitmap_20_10" draw:display-name="msFillBitmap 10" xlink:href="Pictures/10000000000000C600000083B030EEDC.png" xlink:type="simple" xlink:show="embed" xlink:actuate="onLoad"/>
    <draw:fill-image draw:name="msFillBitmap_20_11" draw:display-name="msFillBitmap 11" xlink:href="Pictures/10000000000000B70000008EC5EFD75F.png" xlink:type="simple" xlink:show="embed" xlink:actuate="onLoad"/>
    <draw:fill-image draw:name="msFillBitmap_20_12" draw:display-name="msFillBitmap 12" xlink:href="Pictures/10000000000003720000005AD5613BAF.png" xlink:type="simple" xlink:show="embed" xlink:actuate="onLoad"/>
    <draw:fill-image draw:name="msFillBitmap_20_16" draw:display-name="msFillBitmap 16" xlink:href="Pictures/100000000000019700000195DD9DF79E.png" xlink:type="simple" xlink:show="embed" xlink:actuate="onLoad"/>
    <draw:fill-image draw:name="msFillBitmap_20_20" draw:display-name="msFillBitmap 20" xlink:href="Pictures/10000000000000F4000000CFCA5A04AF.jpg" xlink:type="simple" xlink:show="embed" xlink:actuate="onLoad"/>
    <draw:fill-image draw:name="msFillBitmap_20_8" draw:display-name="msFillBitmap 8" xlink:href="Pictures/10000000000000D9000000E953F10F56.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TRO_20_Title-background" style:display-name="INTRO Title-background" style:family="presentation">
      <style:graphic-properties draw:stroke="none" draw:fill="solid" draw:fill-color="#ffffff"/>
      <style:text-properties style:letter-kerning="true"/>
    </style:style>
    <style:style style:name="INTRO_20_Title-backgroundobjects" style:display-name="INTRO Title-backgroundobjects" style:family="presentation">
      <style:graphic-properties draw:textarea-horizontal-align="justify" draw:shadow="hidden" draw:shadow-offset-x="0.2cm" draw:shadow-offset-y="0.2cm" draw:shadow-color="#808080"/>
      <style:text-properties style:letter-kerning="true"/>
    </style:style>
    <style:style style:name="INTRO_20_Title-notes" style:display-name="INTRO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RO_20_Title-outline1" style:display-name="INTRO Title-outline1" style:family="presentation">
      <style:graphic-properties draw:stroke="none" draw:fill="none" draw:auto-grow-height="false" draw:fit-to-size="shrink-to-fit">
        <text:list-style style:name="INTRO_20_Title-outline1" style:display-name="INTRO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Arial2" style:font-family-complex="Arial"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INTRO_20_Title-outline2" style:display-name="INTRO Title-outline2" style:family="presentation" style:parent-style-name="INTRO_20_Title-outline1">
      <style:paragraph-properties fo:margin-top="0.4cm" fo:margin-bottom="0cm" fo:line-height="100%" fo:text-align="start"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name-complex="Arial2" style:font-family-complex="Arial" style:font-family-generic-complex="swiss" style:font-pitch-complex="variable" style:font-size-complex="24pt" style:font-style-complex="normal" style:font-weight-complex="normal"/>
    </style:style>
    <style:style style:name="INTRO_20_Title-outline3" style:display-name="INTRO Title-outline3" style:family="presentation" style:parent-style-name="INTRO_20_Title-outline2">
      <style:paragraph-properties fo:margin-top="0.3cm" fo:margin-bottom="0cm" fo:line-height="100%" fo:text-align="start"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2" style:font-family-complex="Arial" style:font-family-generic-complex="swiss" style:font-pitch-complex="variable" style:font-size-complex="20pt" style:font-style-complex="normal" style:font-weight-complex="normal"/>
    </style:style>
    <style:style style:name="INTRO_20_Title-outline4" style:display-name="INTRO Title-outline4" style:family="presentation" style:parent-style-name="INTRO_20_Title-outline3">
      <style:paragraph-properties fo:margin-top="0.2cm" fo:margin-bottom="0cm" fo:line-height="100%" fo:text-align="start"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2" style:font-family-complex="Arial" style:font-family-generic-complex="swiss" style:font-pitch-complex="variable" style:font-size-complex="20pt" style:font-style-complex="normal" style:font-weight-complex="normal"/>
    </style:style>
    <style:style style:name="INTRO_20_Title-outline5" style:display-name="INTRO Title-outline5" style:family="presentation" style:parent-style-name="INTRO_20_Title-outline4">
      <style:paragraph-properties fo:margin-top="0.1cm" fo:margin-bottom="0cm"/>
      <style:text-properties fo:font-size="20pt" style:font-size-asian="20pt" style:font-size-complex="20pt"/>
    </style:style>
    <style:style style:name="INTRO_20_Title-outline6" style:display-name="INTRO Title-outline6" style:family="presentation" style:parent-style-name="INTRO_20_Title-outline5">
      <style:paragraph-properties fo:margin-top="0.1cm" fo:margin-bottom="0cm"/>
      <style:text-properties fo:font-size="20pt" style:font-size-asian="20pt" style:font-size-complex="20pt"/>
    </style:style>
    <style:style style:name="INTRO_20_Title-outline7" style:display-name="INTRO Title-outline7" style:family="presentation" style:parent-style-name="INTRO_20_Title-outline6">
      <style:paragraph-properties fo:margin-top="0.1cm" fo:margin-bottom="0cm"/>
      <style:text-properties fo:font-size="20pt" style:font-size-asian="20pt" style:font-size-complex="20pt"/>
    </style:style>
    <style:style style:name="INTRO_20_Title-outline8" style:display-name="INTRO Title-outline8" style:family="presentation" style:parent-style-name="INTRO_20_Title-outline7">
      <style:paragraph-properties fo:margin-top="0.1cm" fo:margin-bottom="0cm"/>
      <style:text-properties fo:font-size="20pt" style:font-size-asian="20pt" style:font-size-complex="20pt"/>
    </style:style>
    <style:style style:name="INTRO_20_Title-outline9" style:display-name="INTRO Title-outline9" style:family="presentation" style:parent-style-name="INTRO_20_Title-outline8">
      <style:paragraph-properties fo:margin-top="0.1cm" fo:margin-bottom="0cm"/>
      <style:text-properties fo:font-size="20pt" style:font-size-asian="20pt" style:font-size-complex="20pt"/>
    </style:style>
    <style:style style:name="INTRO_20_Title-subtitle" style:display-name="INTRO Title-subtitle" style:family="presentation">
      <style:graphic-properties draw:stroke="none" draw:fill="none" draw:textarea-vertical-align="middle">
        <text:list-style style:name="INTRO_20_Title-subtitle" style:display-name="INTRO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RO_20_Title-title" style:display-name="INTRO Title-title" style:family="presentation">
      <style:graphic-properties draw:stroke="none" draw:fill="none" draw:textarea-vertical-align="middle">
        <text:list-style style:name="INTRO_20_Title-title" style:display-name="INTRO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writing-mode="lr-tb"/>
      <style:text-properties fo:font-variant="normal" fo:text-transform="none" fo:color="#000000" style:text-outline="false" style:text-line-through-style="none" style:text-line-through-type="none" style:text-position="0% 100%" style:font-name="Calibri3"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language-asian="en" style:country-asian="US" style:font-style-asian="normal" style:font-weight-asian="normal" style:font-name-complex="Arial2" style:font-family-complex="Arial" style:font-family-generic-complex="swiss"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Arial2" style:font-family-complex="Arial"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name-complex="Arial2" style:font-family-complex="Arial" style:font-family-generic-complex="swiss" style:font-pitch-complex="variable"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2" style:font-family-complex="Arial" style:font-family-generic-complex="swiss" style:font-pitch-complex="variable"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2" style:font-family-complex="Arial" style:font-family-generic-complex="swiss" style:font-pitch-complex="variable"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writing-mode="lr-tb"/>
      <style:text-properties fo:font-variant="normal" fo:text-transform="none" fo:color="#000000" style:text-outline="false" style:text-line-through-style="none" style:text-line-through-type="none" style:text-position="0% 100%" style:font-name="Calibri3"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language-asian="en" style:country-asian="US" style:font-style-asian="normal" style:font-weight-asian="normal" style:font-name-complex="Arial2" style:font-family-complex="Arial" style:font-family-generic-complex="swiss"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_35__5f_Title_20_and_20_Content-background" style:display-name="5_Title and Content-background" style:family="presentation">
      <style:graphic-properties draw:stroke="none" draw:fill="solid" draw:fill-color="#ffffff"/>
      <style:text-properties style:letter-kerning="true"/>
    </style:style>
    <style:style style:name="_35__5f_Title_20_and_20_Content-backgroundobjects" style:display-name="5_Title and Content-backgroundobjects" style:family="presentation">
      <style:graphic-properties draw:textarea-horizontal-align="justify" draw:shadow="hidden" draw:shadow-offset-x="0.2cm" draw:shadow-offset-y="0.2cm" draw:shadow-color="#808080"/>
      <style:text-properties style:letter-kerning="true"/>
    </style:style>
    <style:style style:name="_35__5f_Title_20_and_20_Content-notes" style:display-name="5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Title_20_and_20_Content-outline1" style:display-name="5_Title and Content-outline1" style:family="presentation">
      <style:graphic-properties draw:stroke="none" draw:fill="none" draw:auto-grow-height="false" draw:fit-to-size="shrink-to-fit">
        <text:list-style style:name="_35__5f_Title_20_and_20_Content-outline1" style:display-name="5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Arial2" style:font-family-complex="Arial"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_35__5f_Title_20_and_20_Content-outline2" style:display-name="5_Title and Content-outline2" style:family="presentation" style:parent-style-name="_35__5f_Title_20_and_20_Content-outline1">
      <style:paragraph-properties fo:margin-top="0.4cm" fo:margin-bottom="0cm" fo:line-height="100%" fo:text-align="start"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name-complex="Arial2" style:font-family-complex="Arial" style:font-family-generic-complex="swiss" style:font-pitch-complex="variable" style:font-size-complex="24pt" style:font-style-complex="normal" style:font-weight-complex="normal"/>
    </style:style>
    <style:style style:name="_35__5f_Title_20_and_20_Content-outline3" style:display-name="5_Title and Content-outline3" style:family="presentation" style:parent-style-name="_35__5f_Title_20_and_20_Content-outline2">
      <style:paragraph-properties fo:margin-top="0.3cm" fo:margin-bottom="0cm" fo:line-height="100%" fo:text-align="start"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2" style:font-family-complex="Arial" style:font-family-generic-complex="swiss" style:font-pitch-complex="variable" style:font-size-complex="20pt" style:font-style-complex="normal" style:font-weight-complex="normal"/>
    </style:style>
    <style:style style:name="_35__5f_Title_20_and_20_Content-outline4" style:display-name="5_Title and Content-outline4" style:family="presentation" style:parent-style-name="_35__5f_Title_20_and_20_Content-outline3">
      <style:paragraph-properties fo:margin-top="0.2cm" fo:margin-bottom="0cm" fo:line-height="100%" fo:text-align="start"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2" style:font-family-complex="Arial" style:font-family-generic-complex="swiss" style:font-pitch-complex="variable" style:font-size-complex="20pt" style:font-style-complex="normal" style:font-weight-complex="normal"/>
    </style:style>
    <style:style style:name="_35__5f_Title_20_and_20_Content-outline5" style:display-name="5_Title and Content-outline5" style:family="presentation" style:parent-style-name="_35__5f_Title_20_and_20_Content-outline4">
      <style:paragraph-properties fo:margin-top="0.1cm" fo:margin-bottom="0cm"/>
      <style:text-properties fo:font-size="20pt" style:font-size-asian="20pt" style:font-size-complex="20pt"/>
    </style:style>
    <style:style style:name="_35__5f_Title_20_and_20_Content-outline6" style:display-name="5_Title and Content-outline6" style:family="presentation" style:parent-style-name="_35__5f_Title_20_and_20_Content-outline5">
      <style:paragraph-properties fo:margin-top="0.1cm" fo:margin-bottom="0cm"/>
      <style:text-properties fo:font-size="20pt" style:font-size-asian="20pt" style:font-size-complex="20pt"/>
    </style:style>
    <style:style style:name="_35__5f_Title_20_and_20_Content-outline7" style:display-name="5_Title and Content-outline7" style:family="presentation" style:parent-style-name="_35__5f_Title_20_and_20_Content-outline6">
      <style:paragraph-properties fo:margin-top="0.1cm" fo:margin-bottom="0cm"/>
      <style:text-properties fo:font-size="20pt" style:font-size-asian="20pt" style:font-size-complex="20pt"/>
    </style:style>
    <style:style style:name="_35__5f_Title_20_and_20_Content-outline8" style:display-name="5_Title and Content-outline8" style:family="presentation" style:parent-style-name="_35__5f_Title_20_and_20_Content-outline7">
      <style:paragraph-properties fo:margin-top="0.1cm" fo:margin-bottom="0cm"/>
      <style:text-properties fo:font-size="20pt" style:font-size-asian="20pt" style:font-size-complex="20pt"/>
    </style:style>
    <style:style style:name="_35__5f_Title_20_and_20_Content-outline9" style:display-name="5_Title and Content-outline9" style:family="presentation" style:parent-style-name="_35__5f_Title_20_and_20_Content-outline8">
      <style:paragraph-properties fo:margin-top="0.1cm" fo:margin-bottom="0cm"/>
      <style:text-properties fo:font-size="20pt" style:font-size-asian="20pt" style:font-size-complex="20pt"/>
    </style:style>
    <style:style style:name="_35__5f_Title_20_and_20_Content-subtitle" style:display-name="5_Title and Content-subtitle" style:family="presentation">
      <style:graphic-properties draw:stroke="none" draw:fill="none" draw:textarea-vertical-align="middle">
        <text:list-style style:name="_35__5f_Title_20_and_20_Content-subtitle" style:display-name="5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Title_20_and_20_Content-title" style:display-name="5_Title and Content-title" style:family="presentation">
      <style:graphic-properties draw:stroke="none" draw:fill="none" draw:textarea-vertical-align="middle">
        <text:list-style style:name="_35__5f_Title_20_and_20_Content-title" style:display-name="5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writing-mode="lr-tb"/>
      <style:text-properties fo:font-variant="normal" fo:text-transform="none" fo:color="#000000" style:text-outline="false" style:text-line-through-style="none" style:text-line-through-type="none" style:text-position="0% 100%" style:font-name="Calibri3"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language-asian="en" style:country-asian="US" style:font-style-asian="normal" style:font-weight-asian="normal" style:font-name-complex="Arial2" style:font-family-complex="Arial" style:font-family-generic-complex="swiss" style:font-pitch-complex="variable" style:font-size-complex="4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53cm" svg:stroke-color="#ffffff" draw:fill="none"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5" style:family="graphic" style:parent-style-name="standard">
      <style:graphic-properties draw:stroke="solid" svg:stroke-width="0.053cm" svg:stroke-color="#588199" svg:stroke-opacity="72%" draw:fill="none"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6" style:family="graphic" style:parent-style-name="standard">
      <style:graphic-properties draw:stroke="solid" svg:stroke-width="0.053cm" svg:stroke-color="#5e8aa4" draw:fill="solid" draw:fill-color="#7cb6d8" draw:opacity="65%"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none" draw:textarea-vertical-align="top" draw:auto-grow-height="false" draw:fit-to-size="shrink-to-fit" fo:min-height="0cm" fo:min-width="0cm" fo:padding-top="0.125cm" fo:padding-bottom="0.125cm" fo:padding-left="0.25cm" fo:padding-right="0.25cm" fo:wrap-option="wrap"/>
    </style:style>
    <style:style style:name="Mgr9" style:family="graphic" style:parent-style-name="standard">
      <style:graphic-properties draw:stroke="none" svg:stroke-width="0.026cm" draw:fill="solid" draw:fill-color="#6fa0a7"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10" style:family="graphic" style:parent-style-name="standard">
      <style:graphic-properties draw:stroke="none" svg:stroke-width="0.026cm" draw:fill="solid" draw:fill-color="#96c443"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11" style:family="graphic" style:parent-style-name="standard">
      <style:graphic-properties draw:stroke="solid" svg:stroke-width="0.035cm" svg:stroke-color="#ffffff" draw:fill="none"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12" style:family="graphic" style:parent-style-name="standard">
      <style:graphic-properties draw:stroke="solid" svg:stroke-width="0.035cm" svg:stroke-color="#588199" svg:stroke-opacity="72%" draw:fill="none"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13" style:family="graphic" style:parent-style-name="standard">
      <style:graphic-properties draw:stroke="solid" svg:stroke-width="0.035cm" svg:stroke-color="#7cb6d8" draw:fill="solid" draw:fill-color="#8cb73e" draw:opacity="83%"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14" style:family="graphic" style:parent-style-name="standard">
      <style:graphic-properties draw:stroke="solid" svg:stroke-width="0.035cm" svg:stroke-color="#5e8aa4" draw:fill="solid" draw:fill-color="#7cb6d8" draw:opacity="81%"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15" style:family="graphic" style:parent-style-name="standard">
      <style:graphic-properties draw:stroke="solid" svg:stroke-width="0.018cm" svg:stroke-color="#d9d9d9"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pr1" style:family="presentation" style:parent-style-name="INTRO_20_Title-backgroundobjects">
      <style:graphic-properties draw:stroke="none" draw:fill="none" draw:fill-color="#ffffff" draw:auto-grow-height="false" fo:min-height="1.397cm"/>
    </style:style>
    <style:style style:name="Mpr2" style:family="presentation" style:parent-style-name="INTRO_20_Title-backgroundobjects">
      <style:graphic-properties draw:stroke="none" draw:fill="none" draw:fill-color="#ffffff" draw:textarea-vertical-align="bottom" draw:auto-grow-height="false" fo:min-height="1.397cm"/>
    </style:style>
    <style:style style:name="Mpr3" style:family="presentation" style:parent-style-name="Title_20_and_20_Content-outline1">
      <style:graphic-properties draw:stroke="solid" svg:stroke-width="0.071cm" svg:stroke-color="#0a2c4c" draw:fill="none" draw:textarea-vertical-align="top" draw:auto-grow-height="false" draw:fit-to-size="false" fo:min-height="11.049cm" fo:padding-top="0.125cm" fo:padding-bottom="0.125cm" fo:padding-left="0.25cm" fo:padding-right="0.25cm" fo:wrap-option="wrap" draw:shadow="visible" draw:shadow-offset-x="0cm" draw:shadow-offset-y="0.056cm" draw:shadow-color="#000000" draw:shadow-opacity="38%"/>
    </style:style>
    <style:style style:name="Mpr4" style:family="presentation" style:parent-style-name="Title_20_and_20_Content-title">
      <style:graphic-properties draw:stroke="solid" svg:stroke-width="0.071cm" svg:stroke-color="#0a2c4c" draw:fill="none" draw:textarea-vertical-align="top" draw:auto-grow-height="false" draw:fit-to-size="false" fo:min-height="3.181cm" fo:padding-top="0.125cm" fo:padding-bottom="0.125cm" fo:padding-left="0.25cm" fo:padding-right="0.25cm" fo:wrap-option="wrap" draw:shadow="visible" draw:shadow-offset-x="0cm" draw:shadow-offset-y="0.056cm" draw:shadow-color="#000000" draw:shadow-opacity="38%"/>
    </style:style>
    <style:style style:name="Mpr5" style:family="presentation" style:parent-style-name="Title_20_and_20_Content-backgroundobjects">
      <style:graphic-properties draw:stroke="none" draw:fill="none" draw:fill-color="#ffffff" draw:auto-grow-height="false" fo:min-height="1.27cm"/>
    </style:style>
    <style:style style:name="Mpr6" style:family="presentation" style:parent-style-name="Title_20_and_20_Content-backgroundobjects">
      <style:graphic-properties draw:stroke="none" draw:fill="none" draw:fill-color="#ffffff" draw:textarea-vertical-align="bottom" draw:auto-grow-height="false" fo:min-height="1.27cm"/>
    </style:style>
    <style:style style:name="Mpr7" style:family="presentation" style:parent-style-name="_35__5f_Title_20_and_20_Content-outline1">
      <style:graphic-properties draw:stroke="solid" svg:stroke-width="0.071cm" svg:stroke-color="#0a2c4c" draw:fill="none" draw:textarea-vertical-align="top" draw:auto-grow-height="false" draw:fit-to-size="false" fo:min-height="11.049cm" fo:padding-top="0.125cm" fo:padding-bottom="0.125cm" fo:padding-left="0.25cm" fo:padding-right="0.25cm" fo:wrap-option="wrap" draw:shadow="visible" draw:shadow-offset-x="0cm" draw:shadow-offset-y="0.056cm" draw:shadow-color="#000000" draw:shadow-opacity="38%"/>
    </style:style>
    <style:style style:name="Mpr8" style:family="presentation" style:parent-style-name="_35__5f_Title_20_and_20_Content-backgroundobjects">
      <style:graphic-properties draw:stroke="solid" svg:stroke-width="0.071cm" svg:stroke-color="#0a2c4c" draw:fill="none" draw:fill-color="#ffffff" draw:textarea-vertical-align="top" draw:auto-grow-height="false" draw:fit-to-size="false" fo:min-height="11.049cm" fo:padding-top="0.125cm" fo:padding-bottom="0.125cm" fo:padding-left="0.25cm" fo:padding-right="0.25cm" fo:wrap-option="wrap" draw:shadow="visible" draw:shadow-offset-x="0cm" draw:shadow-offset-y="0.056cm" draw:shadow-color="#000000" draw:shadow-opacity="38%"/>
    </style:style>
    <style:style style:name="Mpr9" style:family="presentation" style:parent-style-name="_35__5f_Title_20_and_20_Content-backgroundobjects">
      <style:graphic-properties draw:stroke="none" draw:fill="none" draw:fill-color="#ffffff" draw:auto-grow-height="false" fo:min-height="1.27cm"/>
    </style:style>
    <style:style style:name="Mpr10" style:family="presentation" style:parent-style-name="_35__5f_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18pt"/>
    </style:style>
    <style:style style:name="MP7" style:family="paragraph">
      <loext:graphic-properties draw:fill="solid" draw:fill-color="#7cb6d8" draw:opacity="65%"/>
      <style:paragraph-properties fo:text-align="start" style:font-independent-line-spacing="true"/>
      <style:text-properties fo:font-size="18pt"/>
    </style:style>
    <style:style style:name="MP8" style:family="paragraph">
      <style:paragraph-properties fo:margin-top="0cm" fo:margin-bottom="0cm" fo:line-height="100%" fo:text-align="start" style:writing-mode="lr-tb"/>
    </style:style>
    <style:style style:name="MP9"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MP10" style:family="paragraph">
      <loext:graphic-properties draw:fill="none"/>
      <style:paragraph-properties fo:text-align="start" style:font-independent-line-spacing="true"/>
      <style:text-properties fo:font-size="32pt"/>
    </style:style>
    <style:style style:name="MP11" style:family="paragraph">
      <style:paragraph-properties fo:margin-top="0cm" fo:margin-bottom="0cm" fo:line-height="100%" fo:text-align="center" style:writing-mode="lr-tb"/>
    </style:style>
    <style:style style:name="MP12" style:family="paragraph">
      <loext:graphic-properties draw:fill="solid" draw:fill-color="#6fa0a7"/>
      <style:paragraph-properties fo:text-align="start" style:font-independent-line-spacing="true"/>
      <style:text-properties fo:font-size="18pt"/>
    </style:style>
    <style:style style:name="MP13" style:family="paragraph">
      <loext:graphic-properties draw:fill="solid" draw:fill-color="#96c443"/>
      <style:paragraph-properties fo:text-align="start" style:font-independent-line-spacing="true"/>
      <style:text-properties fo:font-size="18pt"/>
    </style:style>
    <style:style style:name="MP14" style:family="paragraph">
      <loext:graphic-properties draw:fill="solid" draw:fill-color="#8cb73e" draw:opacity="83%"/>
      <style:paragraph-properties fo:text-align="start" style:font-independent-line-spacing="true"/>
      <style:text-properties fo:font-size="18pt"/>
    </style:style>
    <style:style style:name="MP15" style:family="paragraph">
      <loext:graphic-properties draw:fill="solid" draw:fill-color="#7cb6d8" draw:opacity="81%"/>
      <style:paragraph-properties fo:text-align="start" style:font-independent-line-spacing="true"/>
      <style:text-properties fo:font-size="18pt"/>
    </style:style>
    <style:style style:name="MP16" style:family="paragraph">
      <style:paragraph-properties fo:text-align="start"/>
    </style:style>
    <style:style style:name="MP17" style:family="paragraph">
      <style:paragraph-properties fo:margin-left="0cm" fo:margin-right="0cm" fo:text-indent="0cm"/>
    </style:style>
    <style:style style:name="MP18" style:family="paragraph">
      <style:paragraph-properties fo:margin-left="0cm" fo:margin-right="0cm" fo:margin-top="0cm" fo:margin-bottom="0.423cm" fo:line-height="100%" fo:text-align="start" fo:text-indent="0cm" style:writing-mode="lr-tb"/>
    </style:style>
    <style:style style:name="MP19" style:family="paragraph">
      <loext:graphic-properties draw:fill="none"/>
      <style:paragraph-properties fo:text-align="start" style:font-independent-line-spacing="true"/>
      <style:text-properties fo:font-size="20pt"/>
    </style:style>
    <style:style style:name="MP20" style:family="paragraph">
      <style:paragraph-properties fo:margin-left="0cm" fo:margin-right="0cm" fo:text-indent="0cm">
        <style:tab-stops>
          <style:tab-stop style:position="0cm"/>
        </style:tab-stops>
      </style:paragraph-properties>
    </style:style>
    <style:style style:name="MP21" style:family="paragraph">
      <loext:graphic-properties draw:fill="none" draw:fill-color="#ffffff"/>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Times New Roman" fo:font-size="34pt" fo:letter-spacing="normal" fo:font-style="normal" style:text-underline-style="none" fo:font-weight="normal" style:font-size-asian="34pt" style:font-style-asian="normal" style:font-weight-asian="normal" style:font-name-complex="Times New Roman" style:font-size-complex="34pt" style:font-style-complex="normal" style:font-weight-complex="normal"/>
    </style:style>
    <style:style style:name="MT3" style:family="text">
      <style:text-properties fo:text-transform="uppercase" fo:color="#ffffff" style:text-line-through-style="none" style:text-line-through-type="none" style:text-position="30% 58%" style:font-name="Arial1" fo:font-size="10.5pt" fo:letter-spacing="normal" fo:font-style="normal" style:text-underline-style="none" fo:font-weight="bold" style:font-size-asian="10.5pt" style:font-style-asian="normal" style:font-weight-asian="bold" style:font-name-complex="Arial1" style:font-size-complex="10.5pt" style:font-style-complex="normal" style:font-weight-complex="bold"/>
    </style:style>
    <style:style style:name="MT4" style:family="text">
      <style:text-properties fo:text-transform="uppercase" fo:color="#ffffff" style:text-line-through-style="none" style:text-line-through-type="none" style:text-position="30% 58%" style:font-name="Arial1" fo:font-size="10.5pt" fo:letter-spacing="normal" fo:font-style="normal" style:text-underline-style="none" fo:font-weight="normal" style:font-size-asian="10.5pt" style:font-style-asian="normal" style:font-weight-asian="normal" style:font-name-complex="Arial1" style:font-size-complex="10.5pt" style:font-style-complex="normal" style:font-weight-complex="normal"/>
    </style:style>
    <style:style style:name="MT5" style:family="text">
      <style:text-properties fo:font-variant="normal" fo:text-transform="none" fo:color="#ffffff" style:text-line-through-style="none" style:text-line-through-type="none" style:text-position="30% 58%" style:font-name="Arial1" fo:font-size="10.5pt" fo:letter-spacing="normal" fo:font-style="italic" style:text-underline-style="none" fo:font-weight="normal" style:font-size-asian="10.5pt" style:font-style-asian="italic" style:font-weight-asian="normal" style:font-name-complex="Arial1" style:font-size-complex="10.5pt" style:font-style-complex="italic" style:font-weight-complex="normal"/>
    </style:style>
    <style:style style:name="MT6"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MT7" style:family="text">
      <style:text-properties fo:font-variant="normal" fo:text-transform="none" fo:color="#4a452a" style:text-line-through-style="none" style:text-line-through-type="none" style:text-position="0% 100%" style:font-name="Calibri Light1" fo:font-size="14pt" fo:letter-spacing="normal" fo:font-style="normal" style:text-underline-style="none" fo:font-weight="normal" style:font-size-asian="14pt" style:font-style-asian="normal" style:font-weight-asian="normal" style:font-name-complex="Calibri Light1" style:font-size-complex="14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Times New Roman" fo:font-size="34pt" fo:letter-spacing="normal" fo:font-style="normal" style:text-underline-style="none" fo:font-weight="normal" style:font-name-asian="Calibri5" style:font-size-asian="34pt" style:font-style-asian="normal" style:font-weight-asian="normal" style:font-name-complex="Times New Roman" style:font-size-complex="34pt" style:font-style-complex="normal" style:font-weight-complex="normal"/>
    </style:style>
    <style:style style:name="MT9" style:family="text">
      <style:text-properties fo:text-transform="uppercase" fo:color="#ffffff" style:text-line-through-style="none" style:text-line-through-type="none" style:text-position="30% 58%" style:font-name="Calibri1" fo:font-size="10.5pt" fo:letter-spacing="normal" fo:font-style="normal" style:text-underline-style="none" fo:font-weight="bold" style:font-name-asian="Calibri1" style:font-size-asian="10.5pt" style:font-style-asian="normal" style:font-weight-asian="bold" style:font-name-complex="Calibri1" style:font-size-complex="10.5pt" style:font-style-complex="normal" style:font-weight-complex="bold"/>
    </style:style>
    <style:style style:name="MT10" style:family="text">
      <style:text-properties fo:text-transform="uppercase" fo:color="#ffffff" style:text-line-through-style="none" style:text-line-through-type="none" style:text-position="30% 58%" style:font-name="Calibri1" fo:font-size="10.5pt" fo:letter-spacing="normal" fo:font-style="normal" style:text-underline-style="none" fo:font-weight="normal" style:font-name-asian="Calibri1" style:font-size-asian="10.5pt" style:font-style-asian="normal" style:font-weight-asian="normal" style:font-name-complex="Calibri1" style:font-size-complex="10.5pt" style:font-style-complex="normal" style:font-weight-complex="normal"/>
    </style:style>
    <style:style style:name="MT11" style:family="text">
      <style:text-properties fo:font-variant="normal" fo:text-transform="none" fo:color="#ffffff" style:text-line-through-style="none" style:text-line-through-type="none" style:text-position="30% 58%" style:font-name="Calibri1" fo:font-size="10.5pt" fo:letter-spacing="normal" fo:font-style="italic" style:text-underline-style="none" fo:font-weight="normal" style:font-name-asian="Calibri1" style:font-size-asian="10.5pt" style:font-style-asian="italic" style:font-weight-asian="normal" style:font-name-complex="Calibri1" style:font-size-complex="10.5pt" style:font-style-complex="italic" style:font-weight-complex="normal"/>
    </style:style>
    <style:style style:name="MT12"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MT13" style:family="text">
      <style:text-properties fo:font-variant="normal" fo:text-transform="none" fo:color="#ffffff" style:text-line-through-style="none" style:text-line-through-type="none" style:text-position="0% 100%" style:font-name="Calibri1" fo:letter-spacing="normal" fo:font-style="normal" style:text-underline-style="none" fo:font-weight="normal" style:font-style-asian="normal" style:font-weight-asian="normal" style:font-name-complex="Arial2" style:font-style-complex="normal" style:font-weight-complex="normal"/>
    </style:style>
    <style:style style:name="MT14" style:family="text">
      <style:text-properties fo:text-transform="uppercase" fo:color="#93d1d9" style:text-line-through-style="none" style:text-line-through-type="none" style:text-position="30% 58%" style:font-name="Calibri1" fo:font-size="10.5pt" fo:letter-spacing="normal" fo:font-style="italic" style:text-underline-style="none" fo:font-weight="bold" style:font-name-asian="Calibri1" style:font-size-asian="10.5pt" style:font-style-asian="italic" style:font-weight-asian="bold" style:font-name-complex="Calibri1" style:font-size-complex="10.5pt" style:font-style-complex="italic" style:font-weight-complex="bold"/>
    </style:style>
    <style:style style:name="MT15" style:family="text">
      <style:text-properties fo:text-transform="uppercase" fo:color="#93d1d9" style:text-line-through-style="none" style:text-line-through-type="none" style:text-position="30% 58%" style:font-name="Calibri1" fo:font-size="10.5pt" fo:letter-spacing="normal" fo:font-style="normal" style:text-underline-style="none" fo:font-weight="bold" style:font-name-asian="Calibri1" style:font-size-asian="10.5pt" style:font-style-asian="normal" style:font-weight-asian="bold" style:font-name-complex="Calibri1" style:font-size-complex="10.5pt" style:font-style-complex="normal" style:font-weight-complex="bold"/>
    </style:style>
    <style:style style:name="MT16" style:family="text">
      <style:text-properties fo:font-variant="normal" fo:text-transform="none" fo:color="#93d1d9" style:text-line-through-style="none" style:text-line-through-type="none" style:text-position="30% 58%" style:font-name="Calibri1" fo:font-size="10.5pt" fo:letter-spacing="normal" fo:font-style="normal" style:text-underline-style="none" fo:font-weight="normal" style:font-name-asian="Calibri1" style:font-size-asian="10.5pt" style:font-style-asian="normal" style:font-weight-asian="normal" style:font-name-complex="Calibri1" style:font-size-complex="10.5pt" style:font-style-complex="normal" style:font-weight-complex="normal"/>
    </style:style>
    <style:style style:name="MT17" style:family="text">
      <style:text-properties fo:font-variant="normal" fo:text-transform="none" fo:color="#93d1d9"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MT18" style:family="text">
      <style:text-properties fo:font-variant="normal" fo:text-transform="none" fo:color="#6ea0a7" style:text-line-through-style="none" style:text-line-through-type="none" style:text-position="0% 100%" style:font-name="Times New Roman" fo:font-size="16pt" fo:letter-spacing="normal" fo:font-style="normal" style:text-underline-style="none" fo:font-weight="normal" style:font-name-asian="Calibri5" style:font-size-asian="16pt" style:font-style-asian="normal" style:font-weight-asian="normal" style:font-name-complex="Times New Roman" style:font-size-complex="16pt" style:font-style-complex="normal" style:font-weight-complex="normal"/>
    </style:style>
    <style:style style:name="MT19"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1"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22"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23" style:family="text">
      <style:text-properties fo:text-transform="uppercase" fo:color="#000000" style:text-line-through-style="none" style:text-line-through-type="none" style:text-position="0% 100%" style:font-name="Calibri1" fo:font-size="18pt" fo:letter-spacing="0.106cm"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MT2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name-complex="Calibri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INTRO_20_Title" style:display-name="INTRO Title" style:page-layout-name="PM1" draw:style-name="Mdp1">
      <draw:frame draw:name="Picture 10" draw:style-name="Mgr3" draw:text-style-name="MP5" draw:layer="backgroundobjects" drawooo:display="printer" svg:width="25.589cm" svg:height="19.195cm" svg:x="0cm" svg:y="-0.053cm">
        <draw:image xlink:href="Pictures/1000020100000400000003005247F197.png" xlink:type="simple" xlink:show="embed" xlink:actuate="onLoad">
          <text:p/>
        </draw:image>
      </draw:frame>
      <draw:custom-shape draw:name="Oval 11" draw:style-name="Mgr4" draw:text-style-name="MP6" draw:layer="backgroundobjects" drawooo:display="printer" svg:width="2.098cm" svg:height="2.098cm" svg:x="4.119cm" svg:y="15.875cm">
        <text:p text:style-name="MP11"><text:span text:style-name="MT13"/></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5" draw:text-style-name="MP6" draw:layer="backgroundobjects" drawooo:display="printer" svg:width="2.098cm" svg:height="2.098cm" svg:x="-0.904cm" svg:y="15.915cm">
        <text:p text:style-name="MP11"><text:span text:style-name="MT13"/></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6" draw:text-style-name="MP7" draw:layer="backgroundobjects" drawooo:display="printer" svg:width="2.098cm" svg:height="2.098cm" svg:x="1.561cm" svg:y="15.919cm">
        <text:p text:style-name="MP11"><text:span text:style-name="MT13"/></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1" draw:style-name="Mgr7" draw:text-style-name="MP6" draw:layer="backgroundobjects" drawooo:display="printer" svg:width="2.596cm" svg:height="1.689cm" svg:x="4.119cm" svg:y="15.968cm">
        <text:p text:style-name="MP8"><text:span text:style-name="MT2">P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Mgr7" draw:text-style-name="MP6" draw:layer="backgroundobjects" drawooo:display="printer" svg:width="23.516cm" svg:height="1.285cm" svg:x="2.143cm" svg:y="18.481cm">
        <text:p text:style-name="MP8"><text:span text:style-name="MT3">Copyright © 2014 ProKarma Inc</text:span><text:span text:style-name="MT4">. <text:s text:c="2"/></text:span><text:span text:style-name="MT5">Copyrights, trademarks, and registered trademarks for all technology described in this document are owned by the respective companies.</text:span></text:p>
        <text:p text:style-name="MP8"><text:span text:style-name="M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4" draw:style-name="Mgr3" draw:text-style-name="MP5" draw:layer="backgroundobjects" drawooo:display="printer" svg:width="6.799cm" svg:height="1.119cm" svg:x="1.685cm" svg:y="1.473cm">
        <draw:image xlink:href="Pictures/2000003800002DBC0000077119E0D3BC.wmf" xlink:type="simple" xlink:show="embed" xlink:actuate="onLoad">
          <text:p/>
        </draw:image>
      </draw:frame>
      <draw:custom-shape draw:name="Subtitle 1" draw:style-name="Mgr8" draw:text-style-name="MP10" draw:layer="backgroundobjects" drawooo:display="printer" svg:width="3.871cm" svg:height="1.141cm" svg:x="1.473cm" svg:y="2.897cm">
        <text:p text:style-name="MP9"><text:span text:style-name="MT7">presented 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svg:width="25.589cm" svg:height="19.19cm" svg:x="0cm" svg:y="0cm">
        <draw:image xlink:href="Pictures/10000201000004000000030060553F76.png" xlink:type="simple" xlink:show="embed" xlink:actuate="onLoad">
          <text:p/>
        </draw:image>
      </draw:frame>
      <draw:custom-shape draw:name="Oval 2" draw:style-name="Mgr4" draw:text-style-name="MP6" draw:layer="backgroundobjects" svg:width="2.098cm" svg:height="2.098cm" svg:x="4.119cm" svg:y="15.875cm">
        <text:p text:style-name="MP11"/>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 draw:style-name="Mgr5" draw:text-style-name="MP6" draw:layer="backgroundobjects" svg:width="2.098cm" svg:height="2.098cm" svg:x="-0.904cm" svg:y="15.915cm">
        <text:p text:style-name="MP11"/>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 draw:style-name="Mgr6" draw:text-style-name="MP7" draw:layer="backgroundobjects" svg:width="2.098cm" svg:height="2.098cm" svg:x="1.561cm" svg:y="15.919cm">
        <text:p text:style-name="MP11"/>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6" draw:style-name="Mgr7" draw:text-style-name="MP6" draw:layer="backgroundobjects" svg:width="2.596cm" svg:height="1.689cm" svg:x="4.119cm" svg:y="15.968cm">
        <text:p text:style-name="MP8"><text:span text:style-name="MT8">P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Mgr7" draw:text-style-name="MP6" draw:layer="backgroundobjects" svg:width="23.516cm" svg:height="1.285cm" svg:x="2.143cm" svg:y="18.481cm">
        <text:p text:style-name="MP8"><text:span text:style-name="MT9">Copyright © 2014 ProKarma Inc</text:span><text:span text:style-name="MT10">. <text:s text:c="2"/></text:span><text:span text:style-name="MT11">Copyrights, trademarks, and registered trademarks for all technology described in this document are owned by the respective companies.</text:span></text:p>
        <text:p text:style-name="MP8"><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 draw:style-name="Mgr3" draw:text-style-name="MP5" draw:layer="backgroundobjects" svg:width="0.903cm" svg:height="0.903cm" svg:x="22.953cm" svg:y="16.109cm">
        <draw:image xlink:href="Pictures/10000201000000E6000000E6C9034C87.png" xlink:type="simple" xlink:show="embed" xlink:actuate="onLoad">
          <text:p/>
        </draw:image>
      </draw:frame>
      <draw:frame draw:name="Picture 23" draw:style-name="Mgr3" draw:text-style-name="MP5" draw:layer="backgroundobjects" svg:width="1.507cm" svg:height="0.749cm" svg:x="22.745cm" svg:y="10.61cm">
        <draw:image xlink:href="Pictures/10000201000000390000001CEF20B729.png" xlink:type="simple" xlink:show="embed" xlink:actuate="onLoad">
          <text:p/>
        </draw:image>
      </draw:frame>
      <draw:frame draw:name="Picture 25" draw:style-name="Mgr3" draw:text-style-name="MP5" draw:layer="backgroundobjects" svg:width="1.926cm" svg:height="1.635cm" svg:x="19.619cm" svg:y="12.943cm">
        <draw:image xlink:href="Pictures/10000201000000920000007CFF0890C9.png" xlink:type="simple" xlink:show="embed" xlink:actuate="onLoad">
          <text:p/>
        </draw:image>
      </draw:frame>
      <draw:frame draw:name="Picture 26" draw:style-name="Mgr3" draw:text-style-name="MP5" draw:layer="backgroundobjects" svg:width="1.908cm" svg:height="1.617cm" svg:x="22.481cm" svg:y="12.916cm">
        <draw:image xlink:href="Pictures/10000201000000900000007A9B6AD50F.png" xlink:type="simple" xlink:show="embed" xlink:actuate="onLoad">
          <text:p/>
        </draw:image>
      </draw:frame>
      <draw:frame draw:name="Picture 11" draw:style-name="Mgr3" draw:text-style-name="MP5" draw:layer="backgroundobjects" svg:width="1.76cm" svg:height="1.49cm" svg:x="19.728cm" svg:y="15.84cm">
        <draw:image xlink:href="Pictures/1000020100000086000000701F953490.png" xlink:type="simple" xlink:show="embed" xlink:actuate="onLoad">
          <text:p/>
        </draw:image>
      </draw:frame>
      <draw:frame presentation:style-name="INTRO_20_Title-title" draw:layer="backgroundobjects" svg:width="22.859cm" svg:height="3.18cm" svg:x="1.27cm" svg:y="0.76cm" presentation:class="title" presentation:placeholder="true">
        <draw:text-box/>
      </draw:frame>
      <draw:frame presentation:style-name="INTRO_20_Title-outline1" draw:layer="backgroundobjects" svg:width="22.859cm" svg:height="11.048cm" svg:x="1.27cm" svg:y="4.457cm" presentation:class="outline" presentation:placeholder="true">
        <draw:text-box/>
      </draw:frame>
      <presentation:notes style:page-layout-name="PM2">
        <draw:page-thumbnail presentation:style-name="INTRO_20_Title-title" draw:layer="backgroundobjects" svg:width="13.968cm" svg:height="10.476cm" svg:x="3.81cm" svg:y="2.123cm" presentation:class="page"/>
        <draw:frame presentation:style-name="INTRO_20_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6" draw:style-name="Mgr9" draw:text-style-name="MP12" draw:layer="backgroundobjects" svg:width="25.571cm" svg:height="1.67cm" svg:x="-0.049cm" svg:y="0cm">
        <text:p text:style-name="MP11"><text:span text:style-name="MT13"/></text:p>
        <text:p text:style-name="MP11"><text:span text:style-name="M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7" draw:text-style-name="MP6" draw:layer="backgroundobjects" svg:width="19.142cm" svg:height="1.729cm" svg:x="4.824cm" svg:y="18.027cm">
        <text:p text:style-name="MP8"><text:span text:style-name="MT14">Copyright © 2014 ProKarma Inc</text:span><text:span text:style-name="MT15">. <text:s/></text:span><text:span text:style-name="MT15"><text:line-break/></text:span><text:span text:style-name="MT16">Copyrights, trademarks, and registered trademarks for all technology described in this document are owned by the respective companies.</text:span></text:p>
        <text:p text:style-name="MP8"><text:span text:style-name="M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Mgr10" draw:text-style-name="MP13" draw:layer="backgroundobjects" svg:width="1.04cm" svg:height="1.04cm" svg:x="-0.586cm" svg:y="17.815cm">
        <text:p text:style-name="MP11"/>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Mgr11" draw:text-style-name="MP6" draw:layer="backgroundobjects" svg:width="1.035cm" svg:height="1.04cm" svg:x="0.648cm" svg:y="17.793cm">
        <text:p text:style-name="MP11"/>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Mgr12" draw:text-style-name="MP6" draw:layer="backgroundobjects" svg:width="1.04cm" svg:height="1.04cm" svg:x="0.679cm" svg:y="17.815cm">
        <text:p text:style-name="MP11"/>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3" draw:text-style-name="MP14" draw:layer="backgroundobjects" svg:width="1.04cm" svg:height="1.04cm" svg:x="3.259cm" svg:y="17.815cm">
        <text:p text:style-name="MP11"/>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4" draw:text-style-name="MP15" draw:layer="backgroundobjects" svg:width="1.04cm" svg:height="1.04cm" svg:x="1.949cm" svg:y="17.815cm">
        <text:p text:style-name="MP11"/>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3" draw:style-name="Mgr7" draw:text-style-name="MP6" draw:layer="backgroundobjects" svg:width="1.287cm" svg:height="0.927cm" svg:x="0.578cm" svg:y="17.815cm">
        <text:p text:style-name="MP8"><text:span text:style-name="MT18">P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4" draw:style-name="Mgr15" draw:text-style-name="MP5" draw:layer="backgroundobjects" svg:x1="0.352cm" svg:y1="17.568cm" svg:x2="25.126cm" svg:y2="17.568cm">
        <text:p/>
      </draw:line>
      <draw:frame draw:name="Text Placeholder 2" presentation:style-name="Mpr3" draw:text-style-name="MP19" draw:layer="backgroundobjects" svg:width="23.106cm" svg:height="2.539cm" svg:x="0.811cm" svg:y="2.399cm" presentation:class="outline" presentation:user-transformed="true">
        <draw:text-box>
          <text:list text:style-name="ML3">
            <text:list-item>
              <text:p text:style-name="MP16"><text:span text:style-name="MT19">Click to edit the outline text format</text:span></text:p>
              <text:list>
                <text:list-item>
                  <text:p text:style-name="MP16"><text:span text:style-name="MT19">Second Outline Level</text:span></text:p>
                  <text:list>
                    <text:list-item>
                      <text:p text:style-name="MP16"><text:span text:style-name="MT19">Third Outline Level</text:span></text:p>
                      <text:list>
                        <text:list-item>
                          <text:p text:style-name="MP16"><text:span text:style-name="MT19">Fourth Outline Level</text:span></text:p>
                          <text:list>
                            <text:list-item>
                              <text:p text:style-name="MP16"><text:span text:style-name="MT19">Fifth Outline Level</text:span></text:p>
                              <text:list>
                                <text:list-item>
                                  <text:p text:style-name="MP16"><text:span text:style-name="MT19">Sixth Outline Level</text:span></text:p>
                                  <text:list>
                                    <text:list-item>
                                      <text:p text:style-name="MP17"><text:span text:style-name="MT19">Seventh Outline LevelClick to edit Master text styles</text:span></text:p>
                                      <text:list>
                                        <text:list-item>
                                          <text:p text:style-name="MP17"><text:span text:style-name="MT20">Second level</text:span></text:p>
                                          <text:list>
                                            <text:list-item>
                                              <text:p text:style-name="MP17"><text:span text:style-name="MT21">Third level</text:span></text:p>
                                              <text:list>
                                                <text:list-item>
                                                  <text:p text:style-name="MP18"><text:span text:style-name="MT22">Fourth level</text:span></text:p>
                                                </text:list-item>
                                                <text:list-item>
                                                  <text:p text:style-name="MP18"><text:span text:style-name="MT22">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1" presentation:style-name="Mpr4" draw:text-style-name="MP6" draw:layer="backgroundobjects" svg:width="22.859cm" svg:height="0.937cm" svg:x="0.882cm" svg:y="0.394cm" presentation:class="title" presentation:user-transformed="true">
        <draw:text-box>
          <text:p text:style-name="MP8"><text:span text:style-name="MT23">Click to edit Master title style</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5__5f_Title_20_and_20_Content" style:display-name="5_Title and Content" style:page-layout-name="PM1" draw:style-name="Mdp1">
      <draw:custom-shape draw:name="Rectangle 6" draw:style-name="Mgr9" draw:text-style-name="MP12" draw:layer="backgroundobjects" svg:width="25.571cm" svg:height="1.67cm" svg:x="-0.049cm" svg:y="0cm">
        <text:p text:style-name="MP11"><text:span text:style-name="MT13"/></text:p>
        <text:p text:style-name="MP11"><text:span text:style-name="M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7" draw:text-style-name="MP6" draw:layer="backgroundobjects" svg:width="19.142cm" svg:height="1.729cm" svg:x="4.824cm" svg:y="18.027cm">
        <text:p text:style-name="MP8"><text:span text:style-name="MT14">Copyright © 2014 ProKarma Inc</text:span><text:span text:style-name="MT15">. <text:s/></text:span><text:span text:style-name="MT15"><text:line-break/></text:span><text:span text:style-name="MT16">Copyrights, trademarks, and registered trademarks for all technology described in this document are owned by the respective companies.</text:span></text:p>
        <text:p text:style-name="MP8"><text:span text:style-name="M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Mgr10" draw:text-style-name="MP13" draw:layer="backgroundobjects" svg:width="1.04cm" svg:height="1.04cm" svg:x="-0.586cm" svg:y="17.815cm">
        <text:p text:style-name="MP11"/>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Mgr11" draw:text-style-name="MP6" draw:layer="backgroundobjects" svg:width="1.035cm" svg:height="1.04cm" svg:x="0.648cm" svg:y="17.793cm">
        <text:p text:style-name="MP11"/>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Mgr12" draw:text-style-name="MP6" draw:layer="backgroundobjects" svg:width="1.04cm" svg:height="1.04cm" svg:x="0.679cm" svg:y="17.815cm">
        <text:p text:style-name="MP11"/>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3" draw:text-style-name="MP14" draw:layer="backgroundobjects" svg:width="1.04cm" svg:height="1.04cm" svg:x="3.259cm" svg:y="17.815cm">
        <text:p text:style-name="MP11"/>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4" draw:text-style-name="MP15" draw:layer="backgroundobjects" svg:width="1.04cm" svg:height="1.04cm" svg:x="1.949cm" svg:y="17.815cm">
        <text:p text:style-name="MP11"/>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3" draw:style-name="Mgr7" draw:text-style-name="MP6" draw:layer="backgroundobjects" svg:width="1.287cm" svg:height="0.927cm" svg:x="0.578cm" svg:y="17.815cm">
        <text:p text:style-name="MP8"><text:span text:style-name="MT18">P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4" draw:style-name="Mgr15" draw:text-style-name="MP5" draw:layer="backgroundobjects" svg:x1="0.352cm" svg:y1="17.568cm" svg:x2="25.126cm" svg:y2="17.568cm">
        <text:p/>
      </draw:line>
      <draw:frame draw:name="Text Placeholder 2" presentation:style-name="Mpr7" draw:text-style-name="MP6" draw:layer="backgroundobjects" svg:width="11.813cm" svg:height="0.937cm" svg:x="0.882cm" svg:y="0.394cm" presentation:class="outline" presentation:user-transformed="true">
        <draw:text-box>
          <text:list text:style-name="ML3">
            <text:list-item>
              <text:p text:style-name="MP16"><text:span text:style-name="MT24">Click to edit the outline text format</text:span></text:p>
              <text:list>
                <text:list-item>
                  <text:p text:style-name="MP16"><text:span text:style-name="MT24">Second Outline Level</text:span></text:p>
                  <text:list>
                    <text:list-item>
                      <text:p text:style-name="MP16"><text:span text:style-name="MT24">Third Outline Level</text:span></text:p>
                      <text:list>
                        <text:list-item>
                          <text:p text:style-name="MP16"><text:span text:style-name="MT24">Fourth Outline Level</text:span></text:p>
                          <text:list>
                            <text:list-item>
                              <text:p text:style-name="MP16"><text:span text:style-name="MT24">Fifth Outline Level</text:span></text:p>
                              <text:list>
                                <text:list-item>
                                  <text:p text:style-name="MP16"><text:span text:style-name="MT24">Sixth Outline Level</text:span></text:p>
                                  <text:list>
                                    <text:list-item>
                                      <text:p text:style-name="MP20"><text:span text:style-name="MT24">Seventh Outline LevelClick to edit Master text styles</text:span></text:p>
                                    </text:list-item>
                                  </text:list>
                                </text:list-item>
                              </text:list>
                            </text:list-item>
                          </text:list>
                        </text:list-item>
                      </text:list>
                    </text:list-item>
                  </text:list>
                </text:list-item>
              </text:list>
            </text:list-item>
          </text:list>
        </draw:text-box>
      </draw:frame>
      <draw:frame draw:name="Footer Placeholder 4" presentation:style-name="Mpr8" draw:text-style-name="MP21" draw:layer="backgroundobjects" svg:width="8.042cm" svg:height="1.013cm" svg:x="8.678cm" svg:y="17.657cm" presentation:class="footer" presentation:user-transformed="true">
        <draw:text-box>
          <text:p/>
        </draw:text-box>
      </draw:frame>
      <draw:frame presentation:style-name="_35__5f_Title_20_and_20_Content-title" draw:layer="backgroundobjects" svg:width="22.859cm" svg:height="3.18cm" svg:x="1.27cm" svg:y="0.76cm" presentation:class="title" presentation:placeholder="true">
        <draw:text-box/>
      </draw:frame>
      <presentation:notes style:page-layout-name="PM2">
        <draw:page-thumbnail presentation:style-name="_35__5f_Title_20_and_20_Content-title" draw:layer="backgroundobjects" svg:width="12.699cm" svg:height="9.524cm" svg:x="3.175cm" svg:y="1.93cm" presentation:class="page"/>
        <draw:frame presentation:style-name="_35__5f_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804</meta:editing-cycles>
    <meta:print-date>2014-10-20T22:02:22</meta:print-date>
    <meta:creation-date>2016-06-20T04:23:46.952000000</meta:creation-date>
    <dc:date>2016-06-20T06:07:05.884000000</dc:date>
    <meta:editing-duration>P35DT11H5M48S</meta:editing-duration>
    <meta:generator>LibreOffice/5.0.0.5$Windows_x86 LibreOffice_project/1b1a90865e348b492231e1c451437d7a15bb262b</meta:generator>
    <meta:document-statistic meta:object-count="214"/>
    <meta:user-defined meta:name="AppVersion">14.0000</meta:user-defined>
    <meta:user-defined meta:name="Company">prokarm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meta:user-defined>
  </office:meta>
</office:document-meta>
</file>